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55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93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5cm" table:align="left" style:writing-mode="lr-tb"/>
    </style:style>
    <style:style style:name="Table2.A" style:family="table-column">
      <style:table-column-properties style:column-width="18.45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55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93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55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93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33cm" table:align="left" style:writing-mode="lr-tb"/>
    </style:style>
    <style:style style:name="Table5.A" style:family="table-column">
      <style:table-column-properties style:column-width="18.133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23cm" table:align="left" style:writing-mode="lr-tb"/>
    </style:style>
    <style:style style:name="Table6.A" style:family="table-column">
      <style:table-column-properties style:column-width="18.323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55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93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55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93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514cm" fo:margin-left="-0.208cm" table:align="left" style:writing-mode="lr-tb"/>
    </style:style>
    <style:style style:name="Table9.A" style:family="table-column">
      <style:table-column-properties style:column-width="9.239cm"/>
    </style:style>
    <style:style style:name="Table9.B" style:family="table-column">
      <style:table-column-properties style:column-width="9.275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514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31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snap-to-layout-grid="false"/>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9" style:family="paragraph" style:parent-style-name="Standard">
      <style:paragraph-properties style:text-autospace="none"/>
    </style:style>
    <style:style style:name="P10" style:family="paragraph" style:parent-style-name="Standard">
      <style:paragraph-properties style:snap-to-layout-grid="false"/>
    </style:style>
    <style:style style:name="P11" style:family="paragraph" style:parent-style-name="Standard">
      <style:text-properties style:font-name="Courier New" style:font-name-complex="Courier New"/>
    </style:style>
    <style:style style:name="P12" style:family="paragraph" style:parent-style-name="Standard">
      <style:paragraph-properties fo:text-align="justify" style:justify-single-word="false"/>
      <style:text-properties style:font-name="Courier New" style:font-name-complex="Courier New"/>
    </style:style>
    <style:style style:name="P13" style:family="paragraph" style:parent-style-name="Standard">
      <style:paragraph-properties fo:text-align="justify" style:justify-single-word="false" style:snap-to-layout-grid="false"/>
      <style:text-properties style:font-name="Courier New" style:font-name-complex="Courier New"/>
    </style:style>
    <style:style style:name="P14" style:family="paragraph" style:parent-style-name="Standard">
      <style:paragraph-properties style:snap-to-layout-grid="false"/>
      <style:text-properties style:font-name="Courier New" style:font-name-complex="Courier New"/>
    </style:style>
    <style:style style:name="P15" style:family="paragraph" style:parent-style-name="Standard">
      <style:paragraph-properties fo:text-align="end" style:justify-single-word="false" style:snap-to-layout-grid="false"/>
      <style:text-properties style:font-name="Courier New" style:font-name-complex="Courier New"/>
    </style:style>
    <style:style style:name="P16" style:family="paragraph" style:parent-style-name="Standard">
      <style:text-properties style:font-name="Courier New" fo:font-size="10pt" style:font-size-asian="10pt" style:font-name-complex="Courier New"/>
    </style:style>
    <style:style style:name="P17" style:family="paragraph" style:parent-style-name="Standard">
      <style:text-properties style:font-name="Courier New" fo:font-size="11pt" style:font-size-asian="11pt" style:font-name-complex="Courier New"/>
    </style:style>
    <style:style style:name="P18" style:family="paragraph" style:parent-style-name="Standard">
      <style:text-properties text:display="non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margin-left="0.318cm" fo:margin-right="0cm" fo:text-indent="0cm" style:auto-text-indent="false"/>
    </style:style>
    <style:style style:name="P24" style:family="paragraph" style:parent-style-name="Standard">
      <style:paragraph-properties fo:margin-left="0.318cm" fo:margin-right="0cm" fo:text-indent="0cm" style:auto-text-indent="false"/>
      <style:text-properties style:font-name="Courier New" style:font-name-complex="Courier New"/>
    </style:style>
    <style:style style:name="P25" style:family="paragraph" style:parent-style-name="Standard">
      <style:paragraph-properties fo:margin-left="0.318cm" fo:margin-right="0cm" fo:text-align="justify" style:justify-single-word="false" fo:text-indent="0cm" style:auto-text-indent="false"/>
    </style:style>
    <style:style style:name="P26" style:family="paragraph" style:parent-style-name="Text_20_body">
      <style:text-properties style:text-underline-style="solid" style:text-underline-width="auto" style:text-underline-color="font-color"/>
    </style:style>
    <style:style style:name="P27" style:family="paragraph" style:parent-style-name="Standard" style:list-style-name="WW8Num4">
      <style:paragraph-properties fo:text-align="justify" style:justify-single-word="false"/>
    </style:style>
    <style:style style:name="P28" style:family="paragraph" style:parent-style-name="Standard" style:list-style-name="WW8Num3">
      <style:paragraph-properties fo:text-align="justify" style:justify-single-word="false"/>
    </style:style>
    <style:style style:name="P29" style:family="paragraph" style:parent-style-name="Standard" style:list-style-name="WW8Num2">
      <style:paragraph-properties style:text-autospace="none"/>
    </style:style>
    <style:style style:name="P30" style:family="paragraph" style:parent-style-name="Heading" style:master-page-name="Standard">
      <style:paragraph-properties style:page-number="auto"/>
    </style:style>
    <style:style style:name="P31" style:family="paragraph" style:parent-style-name="Heading_20_2">
      <style:text-properties fo:font-size="16pt" fo:font-weight="bold" style:font-size-asian="16pt" style:font-weight-asian="bold" style:font-weight-complex="bold"/>
    </style:style>
    <style:style style:name="P32" style:family="paragraph" style:parent-style-name="Heading_20_3">
      <style:paragraph-properties fo:margin-left="0.318cm" fo:margin-right="0cm" fo:text-indent="0cm" style:auto-text-indent="false"/>
    </style:style>
    <style:style style:name="P33" style:family="paragraph" style:parent-style-name="Heading_20_3">
      <style:paragraph-properties fo:break-before="page"/>
    </style:style>
    <style:style style:name="P34"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fo:font-size="11pt" style:font-size-asian="11pt" style:language-asian="en" style:country-asian="GB" style:font-name-complex="Courier New" style:font-size-complex="11pt"/>
    </style:style>
    <style:style style:name="T6" style:family="text">
      <style:text-properties style:font-name="Courier New" fo:font-size="11pt" style:font-size-asian="11pt" style:font-name-complex="Courier New"/>
    </style:style>
    <style:style style:name="T7" style:family="text">
      <style:text-properties style:font-name="Courier New" style:font-name-complex="Courier New"/>
    </style:style>
    <style:style style:name="T8" style:family="text">
      <style:text-properties style:font-name="Courier New" fo:font-size="10pt" style:font-size-asian="10pt" style:font-name-complex="Courier New"/>
    </style:style>
    <style:style style:name="T9" style:family="text">
      <style:text-properties style:text-position="super 58%"/>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8cm" fo:margin-right="0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7 <text:s/>March 2013</text:p>
      <text:p text:style-name="P1">Electronic submission (code + this worksheet) on CATE</text:p>
      <text:p text:style-name="P6"/>
      <text:p text:style-name="P8">1. Introduction </text:p>
      <text:p text:style-name="P6"/>
      <text:p text:style-name="P9">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5">b </text:span>stands for “blue piece” and <text:span text:style-name="T5">r </text:span>stands for “red piece”):</text:p>
      <text:p text:style-name="P6"/>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3"/>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I1" office:value-type="string">
            <text:p text:style-name="P12">8</text:p>
          </table:table-cell>
        </table:table-row>
        <table:table-row table:style-name="Table1.1">
          <table:table-cell table:style-name="Table1.A1" office:value-type="string">
            <text:p text:style-name="P12">1</text:p>
          </table:table-cell>
          <table:table-cell table:style-name="Table1.B2" office:value-type="string">
            <text:p text:style-name="P13"/>
          </table:table-cell>
          <table:table-cell table:style-name="Table1.C2" office:value-type="string">
            <text:p text:style-name="P13"/>
          </table:table-cell>
          <table:table-cell table:style-name="Table1.D2" office:value-type="string">
            <text:p text:style-name="P13"/>
          </table:table-cell>
          <table:table-cell table:style-name="Table1.E2" office:value-type="string">
            <text:p text:style-name="P13"/>
          </table:table-cell>
          <table:table-cell table:style-name="Table1.F2" office:value-type="string">
            <text:p text:style-name="P13"/>
          </table:table-cell>
          <table:table-cell table:style-name="Table1.G2" office:value-type="string">
            <text:p text:style-name="P13"/>
          </table:table-cell>
          <table:table-cell table:style-name="Table1.H2" office:value-type="string">
            <text:p text:style-name="P13"/>
          </table:table-cell>
          <table:table-cell table:style-name="Table1.I2" office:value-type="string">
            <text:p text:style-name="P12">r</text:p>
          </table:table-cell>
        </table:table-row>
        <table:table-row table:style-name="Table1.3">
          <table:table-cell table:style-name="Table1.A1" office:value-type="string">
            <text:p text:style-name="P12">2</text:p>
          </table:table-cell>
          <table:table-cell table:style-name="Table1.B3" office:value-type="string">
            <text:p text:style-name="P13"/>
          </table:table-cell>
          <table:table-cell table:style-name="Table1.C3" office:value-type="string">
            <text:p text:style-name="P12">r</text:p>
          </table:table-cell>
          <table:table-cell table:style-name="Table1.D3" office:value-type="string">
            <text:p text:style-name="P13"/>
          </table:table-cell>
          <table:table-cell table:style-name="Table1.E3" office:value-type="string">
            <text:p text:style-name="P13"/>
          </table:table-cell>
          <table:table-cell table:style-name="Table1.F3" office:value-type="string">
            <text:p text:style-name="P13"/>
          </table:table-cell>
          <table:table-cell table:style-name="Table1.G3" office:value-type="string">
            <text:p text:style-name="P13"/>
          </table:table-cell>
          <table:table-cell table:style-name="Table1.H3" office:value-type="string">
            <text:p text:style-name="P13"/>
          </table:table-cell>
          <table:table-cell table:style-name="Table1.I3" office:value-type="string">
            <text:p text:style-name="P13"/>
          </table:table-cell>
        </table:table-row>
        <table:table-row table:style-name="Table1.1">
          <table:table-cell table:style-name="Table1.A1" office:value-type="string">
            <text:p text:style-name="P12">3</text:p>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cell table:style-name="Table1.E4" office:value-type="string">
            <text:p text:style-name="P12">b</text:p>
          </table:table-cell>
          <table:table-cell table:style-name="Table1.F4" office:value-type="string">
            <text:p text:style-name="P12">b</text:p>
          </table:table-cell>
          <table:table-cell table:style-name="Table1.G4" office:value-type="string">
            <text:p text:style-name="P13"/>
          </table:table-cell>
          <table:table-cell table:style-name="Table1.H4" office:value-type="string">
            <text:p text:style-name="P12">r</text:p>
          </table:table-cell>
          <table:table-cell table:style-name="Table1.I4" office:value-type="string">
            <text:p text:style-name="P12">b</text:p>
          </table:table-cell>
        </table:table-row>
        <table:table-row table:style-name="Table1.1">
          <table:table-cell table:style-name="Table1.A1" office:value-type="string">
            <text:p text:style-name="P12">4</text:p>
          </table:table-cell>
          <table:table-cell table:style-name="Table1.B5" office:value-type="string">
            <text:p text:style-name="P12">b</text:p>
          </table:table-cell>
          <table:table-cell table:style-name="Table1.C5" office:value-type="string">
            <text:p text:style-name="P12">b</text:p>
          </table:table-cell>
          <table:table-cell table:style-name="Table1.D5" office:value-type="string">
            <text:p text:style-name="P13"/>
          </table:table-cell>
          <table:table-cell table:style-name="Table1.E5" office:value-type="string">
            <text:p text:style-name="P13"/>
          </table:table-cell>
          <table:table-cell table:style-name="Table1.F5" office:value-type="string">
            <text:p text:style-name="P13"/>
          </table:table-cell>
          <table:table-cell table:style-name="Table1.G5" office:value-type="string">
            <text:p text:style-name="P12">r</text:p>
          </table:table-cell>
          <table:table-cell table:style-name="Table1.H5" office:value-type="string">
            <text:p text:style-name="P13"/>
          </table:table-cell>
          <table:table-cell table:style-name="Table1.I5" office:value-type="string">
            <text:p text:style-name="P13"/>
          </table:table-cell>
        </table:table-row>
        <table:table-row table:style-name="Table1.1">
          <table:table-cell table:style-name="Table1.A1" office:value-type="string">
            <text:p text:style-name="P12">5</text:p>
          </table:table-cell>
          <table:table-cell table:style-name="Table1.B6" office:value-type="string">
            <text:p text:style-name="P13"/>
          </table:table-cell>
          <table:table-cell table:style-name="Table1.C6" office:value-type="string">
            <text:p text:style-name="P12">b</text:p>
          </table:table-cell>
          <table:table-cell table:style-name="Table1.D6" office:value-type="string">
            <text:p text:style-name="P12">r</text:p>
          </table:table-cell>
          <table:table-cell table:style-name="Table1.E6" office:value-type="string">
            <text:p text:style-name="P12">b</text:p>
          </table:table-cell>
          <table:table-cell table:style-name="Table1.F6" office:value-type="string">
            <text:p text:style-name="P13"/>
          </table:table-cell>
          <table:table-cell table:style-name="Table1.G6" office:value-type="string">
            <text:p text:style-name="P12">b</text:p>
          </table:table-cell>
          <table:table-cell table:style-name="Table1.H6" office:value-type="string">
            <text:p text:style-name="P12">b</text:p>
          </table:table-cell>
          <table:table-cell table:style-name="Table1.I6" office:value-type="string">
            <text:p text:style-name="P13"/>
          </table:table-cell>
        </table:table-row>
        <table:table-row table:style-name="Table1.1">
          <table:table-cell table:style-name="Table1.A1" office:value-type="string">
            <text:p text:style-name="P12">6</text:p>
          </table:table-cell>
          <table:table-cell table:style-name="Table1.B7" office:value-type="string">
            <text:p text:style-name="P13"/>
          </table:table-cell>
          <table:table-cell table:style-name="Table1.C7" office:value-type="string">
            <text:p text:style-name="P12">b</text:p>
          </table:table-cell>
          <table:table-cell table:style-name="Table1.D7" office:value-type="string">
            <text:p text:style-name="P13"/>
          </table:table-cell>
          <table:table-cell table:style-name="Table1.E7" office:value-type="string">
            <text:p text:style-name="P13"/>
          </table:table-cell>
          <table:table-cell table:style-name="Table1.F7" office:value-type="string">
            <text:p text:style-name="P13"/>
          </table:table-cell>
          <table:table-cell table:style-name="Table1.G7" office:value-type="string">
            <text:p text:style-name="P12">r</text:p>
          </table:table-cell>
          <table:table-cell table:style-name="Table1.H7" office:value-type="string">
            <text:p text:style-name="P13"/>
          </table:table-cell>
          <table:table-cell table:style-name="Table1.I7" office:value-type="string">
            <text:p text:style-name="P13"/>
          </table:table-cell>
        </table:table-row>
        <table:table-row table:style-name="Table1.3">
          <table:table-cell table:style-name="Table1.A1" office:value-type="string">
            <text:p text:style-name="P12">7</text:p>
          </table:table-cell>
          <table:table-cell table:style-name="Table1.B8" office:value-type="string">
            <text:p text:style-name="P13"/>
          </table:table-cell>
          <table:table-cell table:style-name="Table1.C8" office:value-type="string">
            <text:p text:style-name="P13"/>
          </table:table-cell>
          <table:table-cell table:style-name="Table1.D8" office:value-type="string">
            <text:p text:style-name="P12">b</text:p>
          </table:table-cell>
          <table:table-cell table:style-name="Table1.E8" office:value-type="string">
            <text:p text:style-name="P13"/>
          </table:table-cell>
          <table:table-cell table:style-name="Table1.F8" office:value-type="string">
            <text:p text:style-name="P12">b</text:p>
          </table:table-cell>
          <table:table-cell table:style-name="Table1.G8" office:value-type="string">
            <text:p text:style-name="P12">r</text:p>
          </table:table-cell>
          <table:table-cell table:style-name="Table1.H8" office:value-type="string">
            <text:p text:style-name="P12">r</text:p>
          </table:table-cell>
          <table:table-cell table:style-name="Table1.I8" office:value-type="string">
            <text:p text:style-name="P12">r</text:p>
          </table:table-cell>
        </table:table-row>
        <table:table-row table:style-name="Table1.9">
          <table:table-cell table:style-name="Table1.A1" office:value-type="string">
            <text:p text:style-name="P12">8</text:p>
          </table:table-cell>
          <table:table-cell table:style-name="Table1.B9" office:value-type="string">
            <text:p text:style-name="P13"/>
          </table:table-cell>
          <table:table-cell table:style-name="Table1.C9" office:value-type="string">
            <text:p text:style-name="P13"/>
          </table:table-cell>
          <table:table-cell table:style-name="Table1.D9" office:value-type="string">
            <text:p text:style-name="P12">r</text:p>
          </table:table-cell>
          <table:table-cell table:style-name="Table1.E9" office:value-type="string">
            <text:p text:style-name="P13"/>
          </table:table-cell>
          <table:table-cell table:style-name="Table1.F9" office:value-type="string">
            <text:p text:style-name="P13"/>
          </table:table-cell>
          <table:table-cell table:style-name="Table1.G9" office:value-type="string">
            <text:p text:style-name="P13"/>
          </table:table-cell>
          <table:table-cell table:style-name="Table1.H9" office:value-type="string">
            <text:p text:style-name="P12">r</text:p>
          </table:table-cell>
          <table:table-cell table:style-name="Table1.I9" office:value-type="string">
            <text:p text:style-name="P12">r</text:p>
          </table:table-cell>
        </table:table-row>
      </table:table>
      <text:p text:style-name="P6"/>
      <text:p text:style-name="P6">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6"/>
      <text:p text:style-name="P6">There is a twist: after <text:span text:style-name="T3">each</text:span> player moves, “life” on the board “evolves” according to the following rules (referred to as <text:span text:style-name="T3">Conway’s Crank</text:span>):</text:p>
      <text:p text:style-name="P6"/>
      <table:table table:name="Table2" table:style-name="Table2">
        <table:table-column table:style-name="Table2.A"/>
        <table:table-row table:style-name="Table2.1">
          <table:table-cell table:style-name="Table2.A1" office:value-type="string">
            <text:p text:style-name="P6">For each of the (64) cells C on the board:</text:p>
            <text:list xml:id="list1233036620" text:style-name="WW8Num4">
              <text:list-item>
                <text:p text:style-name="P27">If C contains a piece and the piece is surrounded by 0 or 1 other pieces, then the piece dies of loneliness and is taken away (i.e., the cell becomes empty).</text:p>
              </text:list-item>
              <text:list-item>
                <text:p text:style-name="P27">If C contains a piece and the piece is surrounded by 4, 5, 6, 7 or 8 pieces, then the piece dies of overcrowding and is taken away.</text:p>
              </text:list-item>
              <text:list-item>
                <text:p text:style-name="P27">(If C contains a piece and the piece is surrounded by 2 or 3 pieces, then it is happy and survives.)</text:p>
              </text:list-item>
              <text:list-item>
                <text:p text:style-name="P27">If C is empty and C is surrounded by </text:p>
              </text:list-item>
            </text:list>
            <text:list xml:id="list2169594966" text:style-name="WW8Num3">
              <text:list-item>
                <text:p text:style-name="P28">2 blue pieces and 1 red piece, <text:s/>or</text:p>
              </text:list-item>
              <text:list-item>
                <text:p text:style-name="P28">3 blue pieces,</text:p>
              </text:list-item>
            </text:list>
            <text:p text:style-name="P6"><text:s text:c="12"/>then a blue life is born and C is filled with a blue piece. </text:p>
            <text:list xml:id="list969064412" text:continue-list="list1233036620" text:style-name="WW8Num4">
              <text:list-item>
                <text:p text:style-name="P27">If C is empty and C is surrounded by </text:p>
              </text:list-item>
            </text:list>
            <text:list xml:id="list2017589066" text:continue-list="list2169594966" text:style-name="WW8Num3">
              <text:list-item>
                <text:p text:style-name="P28">2 red pieces and 1 blue piece, <text:s/>or</text:p>
              </text:list-item>
              <text:list-item>
                <text:p text:style-name="P28">3 red pieces, </text:p>
              </text:list-item>
            </text:list>
            <text:p text:style-name="P21">then a red life is born and C is filled with a red piece. </text:p>
          </table:table-cell>
        </table:table-row>
      </table:table>
      <text:p text:style-name="P22">The game terminates as follows:</text:p>
      <text:list xml:id="list1186012648" text:style-name="WW8Num2">
        <text:list-item>
          <text:p text:style-name="P29">If at some stage no (red or blue) pieces at all are left on the board, then the game is <text:span text:style-name="T1">drawn</text:span>. </text:p>
        </text:list-item>
        <text:list-item>
          <text:p text:style-name="P29">If, when it is his/her turn, a player cannot move anywhere, then the game is declared a <text:span text:style-name="T1">stalemate</text:span> and is <text:span text:style-name="T1">drawn</text:span>.</text:p>
        </text:list-item>
        <text:list-item>
          <text:p text:style-name="P29">If one player has no pieces left on the board, then that player <text:span text:style-name="T1">loses </text:span>and the other player wins. </text:p>
        </text:list-item>
        <text:list-item>
          <text:p text:style-name="P29">If the game lasts for 250 moves without a winner, then it is declared an <text:span text:style-name="T1">exhausted draw</text:span>. </text:p>
        </text:list-item>
      </text:list>
      <text:p text:style-name="P6"/>
      <text:h text:style-name="P31" text:outline-level="2">Part 1 – Getting to know the Game</text:h>
      <text:p text:style-name="Standard"/>
      <text:h text:style-name="Heading_20_2" text:outline-level="2">Question 1</text:h>
      <text:p text:style-name="Standard"/>
      <text:p text:style-name="P18"><draw:frame draw:style-name="fr1" draw:name="Frame1" text:anchor-type="char" svg:x="1.834cm" svg:y="0.019cm" svg:width="5.935cm" svg:height="0.369cm" draw:z-index="3"><draw:text-box><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4"/></table:table-cell><table:table-cell table:style-name="Table3.A1" office:value-type="string"><text:p text:style-name="P11">1</text:p></table:table-cell><table:table-cell table:style-name="Table3.A1" office:value-type="string"><text:p text:style-name="P11">2</text:p></table:table-cell><table:table-cell table:style-name="Table3.A1" office:value-type="string"><text:p text:style-name="P11">3</text:p></table:table-cell><table:table-cell table:style-name="Table3.A1" office:value-type="string"><text:p text:style-name="P11">4</text:p></table:table-cell><table:table-cell table:style-name="Table3.A1" office:value-type="string"><text:p text:style-name="P11">5</text:p></table:table-cell><table:table-cell table:style-name="Table3.A1" office:value-type="string"><text:p text:style-name="P11">6</text:p></table:table-cell><table:table-cell table:style-name="Table3.A1" office:value-type="string"><text:p text:style-name="P11">7</text:p></table:table-cell><table:table-cell table:style-name="Table3.I1" office:value-type="string"><text:p text:style-name="P11">8</text:p></table:table-cell></table:table-row><table:table-row table:style-name="Table3.1"><table:table-cell table:style-name="Table3.A1" office:value-type="string"><text:p text:style-name="P11">1</text:p></table:table-cell><table:table-cell table:style-name="Table3.B2" office:value-type="string"><text:p text:style-name="P11">b</text:p></table:table-cell><table:table-cell table:style-name="Table3.C2" office:value-type="string"><text:p text:style-name="P14"/></table:table-cell><table:table-cell table:style-name="Table3.D2" office:value-type="string"><text:p text:style-name="P14"/></table:table-cell><table:table-cell table:style-name="Table3.E2" office:value-type="string"><text:p text:style-name="P14"/></table:table-cell><table:table-cell table:style-name="Table3.F2" office:value-type="string"><text:p text:style-name="P14"/></table:table-cell><table:table-cell table:style-name="Table3.G2" office:value-type="string"><text:p text:style-name="P14"/></table:table-cell><table:table-cell table:style-name="Table3.H2" office:value-type="string"><text:p text:style-name="P14"/></table:table-cell><table:table-cell table:style-name="Table3.I2" office:value-type="string"><text:p text:style-name="P11">r</text:p></table:table-cell></table:table-row><table:table-row table:style-name="Table3.3"><table:table-cell table:style-name="Table3.A1" office:value-type="string"><text:p text:style-name="P11">2</text:p></table:table-cell><table:table-cell table:style-name="Table3.B3" office:value-type="string"><text:p text:style-name="P14"/></table:table-cell><table:table-cell table:style-name="Table3.C3" office:value-type="string"><text:p text:style-name="P11">r</text:p></table:table-cell><table:table-cell table:style-name="Table3.D3" office:value-type="string"><text:p text:style-name="P14"/></table:table-cell><table:table-cell table:style-name="Table3.E3" office:value-type="string"><text:p text:style-name="P14"/></table:table-cell><table:table-cell table:style-name="Table3.F3" office:value-type="string"><text:p text:style-name="P14"/></table:table-cell><table:table-cell table:style-name="Table3.G3" office:value-type="string"><text:p text:style-name="P11">b</text:p></table:table-cell><table:table-cell table:style-name="Table3.H3" office:value-type="string"><text:p text:style-name="P14"/></table:table-cell><table:table-cell table:style-name="Table3.I3" office:value-type="string"><text:p text:style-name="P11">r</text:p></table:table-cell></table:table-row><table:table-row table:style-name="Table3.1"><table:table-cell table:style-name="Table3.A1" office:value-type="string"><text:p text:style-name="P11">3</text:p></table:table-cell><table:table-cell table:style-name="Table3.B4" office:value-type="string"><text:p text:style-name="P14"/></table:table-cell><table:table-cell table:style-name="Table3.C4" office:value-type="string"><text:p text:style-name="P14"/></table:table-cell><table:table-cell table:style-name="Table3.D4" office:value-type="string"><text:p text:style-name="P14"/></table:table-cell><table:table-cell table:style-name="Table3.E4" office:value-type="string"><text:p text:style-name="P11">b</text:p></table:table-cell><table:table-cell table:style-name="Table3.F4" office:value-type="string"><text:p text:style-name="P11">b</text:p></table:table-cell><table:table-cell table:style-name="Table3.G4" office:value-type="string"><text:p text:style-name="P14"/></table:table-cell><table:table-cell table:style-name="Table3.H4" office:value-type="string"><text:p text:style-name="P11">r</text:p></table:table-cell><table:table-cell table:style-name="Table3.I4" office:value-type="string"><text:p text:style-name="P11">b</text:p></table:table-cell></table:table-row><table:table-row table:style-name="Table3.1"><table:table-cell table:style-name="Table3.A1" office:value-type="string"><text:p text:style-name="P11">4</text:p></table:table-cell><table:table-cell table:style-name="Table3.B5" office:value-type="string"><text:p text:style-name="P11">b</text:p></table:table-cell><table:table-cell table:style-name="Table3.C5" office:value-type="string"><text:p text:style-name="P11">b</text:p></table:table-cell><table:table-cell table:style-name="Table3.D5" office:value-type="string"><text:p text:style-name="P14"/></table:table-cell><table:table-cell table:style-name="Table3.E5" office:value-type="string"><text:p text:style-name="P14"/></table:table-cell><table:table-cell table:style-name="Table3.F5" office:value-type="string"><text:p text:style-name="P14"/></table:table-cell><table:table-cell table:style-name="Table3.G5" office:value-type="string"><text:p text:style-name="P11">r</text:p></table:table-cell><table:table-cell table:style-name="Table3.H5" office:value-type="string"><text:p text:style-name="P14"/></table:table-cell><table:table-cell table:style-name="Table3.I5" office:value-type="string"><text:p text:style-name="P14"/></table:table-cell></table:table-row><table:table-row table:style-name="Table3.1"><table:table-cell table:style-name="Table3.A1" office:value-type="string"><text:p text:style-name="P11">5</text:p></table:table-cell><table:table-cell table:style-name="Table3.B6" office:value-type="string"><text:p text:style-name="P14"/></table:table-cell><table:table-cell table:style-name="Table3.C6" office:value-type="string"><text:p text:style-name="P14"/></table:table-cell><table:table-cell table:style-name="Table3.D6" office:value-type="string"><text:p text:style-name="P11">r</text:p></table:table-cell><table:table-cell table:style-name="Table3.E6" office:value-type="string"><text:p text:style-name="P14"/></table:table-cell><table:table-cell table:style-name="Table3.F6" office:value-type="string"><text:p text:style-name="P14"/></table:table-cell><table:table-cell table:style-name="Table3.G6" office:value-type="string"><text:p text:style-name="P14"/></table:table-cell><table:table-cell table:style-name="Table3.H6" office:value-type="string"><text:p text:style-name="P11">b</text:p></table:table-cell><table:table-cell table:style-name="Table3.I6" office:value-type="string"><text:p text:style-name="P14"/></table:table-cell></table:table-row><table:table-row table:style-name="Table3.1"><table:table-cell table:style-name="Table3.A1" office:value-type="string"><text:p text:style-name="P11">6</text:p></table:table-cell><table:table-cell table:style-name="Table3.B7" office:value-type="string"><text:p text:style-name="P14"/></table:table-cell><table:table-cell table:style-name="Table3.C7" office:value-type="string"><text:p text:style-name="P11">b</text:p></table:table-cell><table:table-cell table:style-name="Table3.D7" office:value-type="string"><text:p text:style-name="P14"/></table:table-cell><table:table-cell table:style-name="Table3.E7" office:value-type="string"><text:p text:style-name="P14"/></table:table-cell><table:table-cell table:style-name="Table3.F7" office:value-type="string"><text:p text:style-name="P14"/></table:table-cell><table:table-cell table:style-name="Table3.G7" office:value-type="string"><text:p text:style-name="P11">r</text:p></table:table-cell><table:table-cell table:style-name="Table3.H7" office:value-type="string"><text:p text:style-name="P14"/></table:table-cell><table:table-cell table:style-name="Table3.I7" office:value-type="string"><text:p text:style-name="P14"/></table:table-cell></table:table-row><table:table-row table:style-name="Table3.3"><table:table-cell table:style-name="Table3.A1" office:value-type="string"><text:p text:style-name="P11">7</text:p></table:table-cell><table:table-cell table:style-name="Table3.B8" office:value-type="string"><text:p text:style-name="P11">b</text:p></table:table-cell><table:table-cell table:style-name="Table3.C8" office:value-type="string"><text:p text:style-name="P14"/></table:table-cell><table:table-cell table:style-name="Table3.D8" office:value-type="string"><text:p text:style-name="P11">b</text:p></table:table-cell><table:table-cell table:style-name="Table3.E8" office:value-type="string"><text:p text:style-name="P14"/></table:table-cell><table:table-cell table:style-name="Table3.F8" office:value-type="string"><text:p text:style-name="P11">b</text:p></table:table-cell><table:table-cell table:style-name="Table3.G8" office:value-type="string"><text:p text:style-name="P11">r</text:p></table:table-cell><table:table-cell table:style-name="Table3.H8" office:value-type="string"><text:p text:style-name="P11">r</text:p></table:table-cell><table:table-cell table:style-name="Table3.I8" office:value-type="string"><text:p text:style-name="P11">r</text:p></table:table-cell></table:table-row><table:table-row table:style-name="Table3.9"><table:table-cell table:style-name="Table3.A1" office:value-type="string"><text:p text:style-name="P11">8</text:p></table:table-cell><table:table-cell table:style-name="Table3.B9" office:value-type="string"><text:p text:style-name="P14"/></table:table-cell><table:table-cell table:style-name="Table3.C9" office:value-type="string"><text:p text:style-name="P14"/></table:table-cell><table:table-cell table:style-name="Table3.D9" office:value-type="string"><text:p text:style-name="P11">r</text:p></table:table-cell><table:table-cell table:style-name="Table3.E9" office:value-type="string"><text:p text:style-name="P14"/></table:table-cell><table:table-cell table:style-name="Table3.F9" office:value-type="string"><text:p text:style-name="P14"/></table:table-cell><table:table-cell table:style-name="Table3.G9" office:value-type="string"><text:p text:style-name="P14"/></table:table-cell><table:table-cell table:style-name="Table3.H9" office:value-type="string"><text:p text:style-name="P11">r</text:p></table:table-cell><table:table-cell table:style-name="Table3.I9" office:value-type="string"><text:p text:style-name="P14"/></table:table-cell></table:table-row></table:table><text:p text:style-name="Standard"><text:s/></text:p></draw:text-box></draw:frame></text:p>
      <text:p text:style-name="P6"><draw:frame draw:style-name="fr1" draw:name="Frame2" text:anchor-type="char" svg:x="12.947cm" svg:y="0.028cm" svg:width="5.935cm" svg:height="4.496cm" draw:z-index="0"><draw:text-box><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4"/></table:table-cell><table:table-cell table:style-name="Table4.A1" office:value-type="string"><text:p text:style-name="P11">1</text:p></table:table-cell><table:table-cell table:style-name="Table4.A1" office:value-type="string"><text:p text:style-name="P11">2</text:p></table:table-cell><table:table-cell table:style-name="Table4.A1" office:value-type="string"><text:p text:style-name="P11">3</text:p></table:table-cell><table:table-cell table:style-name="Table4.A1" office:value-type="string"><text:p text:style-name="P11">4</text:p></table:table-cell><table:table-cell table:style-name="Table4.A1" office:value-type="string"><text:p text:style-name="P11">5</text:p></table:table-cell><table:table-cell table:style-name="Table4.A1" office:value-type="string"><text:p text:style-name="P11">6</text:p></table:table-cell><table:table-cell table:style-name="Table4.A1" office:value-type="string"><text:p text:style-name="P11">7</text:p></table:table-cell><table:table-cell table:style-name="Table4.I1" office:value-type="string"><text:p text:style-name="P11">8</text:p></table:table-cell></table:table-row><table:table-row table:style-name="Table4.1"><table:table-cell table:style-name="Table4.A1" office:value-type="string"><text:p text:style-name="P11">1</text:p></table:table-cell><table:table-cell table:style-name="Table4.B2" office:value-type="string"><text:p text:style-name="P14"/></table:table-cell><table:table-cell table:style-name="Table4.C2" office:value-type="string"><text:p text:style-name="P14"/></table:table-cell><table:table-cell table:style-name="Table4.D2" office:value-type="string"><text:p text:style-name="P14"/></table:table-cell><table:table-cell table:style-name="Table4.E2" office:value-type="string"><text:p text:style-name="P14"/></table:table-cell><table:table-cell table:style-name="Table4.F2" office:value-type="string"><text:p text:style-name="P14"/></table:table-cell><table:table-cell table:style-name="Table4.G2" office:value-type="string"><text:p text:style-name="P14"/></table:table-cell><table:table-cell table:style-name="Table4.H2" office:value-type="string"><text:p text:style-name="P14"/></table:table-cell><table:table-cell table:style-name="Table4.I2" office:value-type="string"><text:p text:style-name="P14"/></table:table-cell></table:table-row><table:table-row table:style-name="Table4.3"><table:table-cell table:style-name="Table4.A1" office:value-type="string"><text:p text:style-name="P11">2</text:p></table:table-cell><table:table-cell table:style-name="Table4.B3" office:value-type="string"><text:p text:style-name="P14"/></table:table-cell><table:table-cell table:style-name="Table4.C3" office:value-type="string"><text:p text:style-name="P14"/></table:table-cell><table:table-cell table:style-name="Table4.D3" office:value-type="string"><text:p text:style-name="P14"/></table:table-cell><table:table-cell table:style-name="Table4.E3" office:value-type="string"><text:p text:style-name="P14"/></table:table-cell><table:table-cell table:style-name="Table4.F3" office:value-type="string"><text:p text:style-name="P14"/></table:table-cell><table:table-cell table:style-name="Table4.G3" office:value-type="string"><text:p text:style-name="P14"/></table:table-cell><table:table-cell table:style-name="Table4.H3" office:value-type="string"><text:p text:style-name="P14">r</text:p></table:table-cell><table:table-cell table:style-name="Table4.I3" office:value-type="string"><text:p text:style-name="P14">r</text:p></table:table-cell></table:table-row><table:table-row table:style-name="Table4.1"><table:table-cell table:style-name="Table4.A1" office:value-type="string"><text:p text:style-name="P11">3</text:p></table:table-cell><table:table-cell table:style-name="Table4.B4" office:value-type="string"><text:p text:style-name="P14">b</text:p></table:table-cell><table:table-cell table:style-name="Table4.C4" office:value-type="string"><text:p text:style-name="P14">b</text:p></table:table-cell><table:table-cell table:style-name="Table4.D4" office:value-type="string"><text:p text:style-name="P14">b</text:p></table:table-cell><table:table-cell table:style-name="Table4.E4" office:value-type="string"><text:p text:style-name="P14"/></table:table-cell><table:table-cell table:style-name="Table4.F4" office:value-type="string"><text:p text:style-name="P14">b</text:p></table:table-cell><table:table-cell table:style-name="Table4.G4" office:value-type="string"><text:p text:style-name="P14">r</text:p></table:table-cell><table:table-cell table:style-name="Table4.H4" office:value-type="string"><text:p text:style-name="P14">r</text:p></table:table-cell><table:table-cell table:style-name="Table4.I4" office:value-type="string"><text:p text:style-name="P14"/></table:table-cell></table:table-row><table:table-row table:style-name="Table4.1"><table:table-cell table:style-name="Table4.A1" office:value-type="string"><text:p text:style-name="P11">4</text:p></table:table-cell><table:table-cell table:style-name="Table4.B5" office:value-type="string"><text:p text:style-name="P14">b</text:p></table:table-cell><table:table-cell table:style-name="Table4.C5" office:value-type="string"><text:p text:style-name="P14">b</text:p></table:table-cell><table:table-cell table:style-name="Table4.D5" office:value-type="string"><text:p text:style-name="P14"/></table:table-cell><table:table-cell table:style-name="Table4.E5" office:value-type="string"><text:p text:style-name="P14"/></table:table-cell><table:table-cell table:style-name="Table4.F5" office:value-type="string"><text:p text:style-name="P14"/></table:table-cell><table:table-cell table:style-name="Table4.G5" office:value-type="string"><text:p text:style-name="P15"/></table:table-cell><table:table-cell table:style-name="Table4.H5" office:value-type="string"><text:p text:style-name="P14"/></table:table-cell><table:table-cell table:style-name="Table4.I5" office:value-type="string"><text:p text:style-name="P14">b</text:p></table:table-cell></table:table-row><table:table-row table:style-name="Table4.1"><table:table-cell table:style-name="Table4.A1" office:value-type="string"><text:p text:style-name="P11">5</text:p></table:table-cell><table:table-cell table:style-name="Table4.B6" office:value-type="string"><text:p text:style-name="P14"/></table:table-cell><table:table-cell table:style-name="Table4.C6" office:value-type="string"><text:p text:style-name="P14"/></table:table-cell><table:table-cell table:style-name="Table4.D6" office:value-type="string"><text:p text:style-name="P14"/></table:table-cell><table:table-cell table:style-name="Table4.E6" office:value-type="string"><text:p text:style-name="P14"/></table:table-cell><table:table-cell table:style-name="Table4.F6" office:value-type="string"><text:p text:style-name="P14"/></table:table-cell><table:table-cell table:style-name="Table4.G6" office:value-type="string"><text:p text:style-name="P14">b</text:p></table:table-cell><table:table-cell table:style-name="Table4.H6" office:value-type="string"><text:p text:style-name="P14">b</text:p></table:table-cell><table:table-cell table:style-name="Table4.I6" office:value-type="string"><text:p text:style-name="P14"/></table:table-cell></table:table-row><table:table-row table:style-name="Table4.1"><table:table-cell table:style-name="Table4.A1" office:value-type="string"><text:p text:style-name="P11">6</text:p></table:table-cell><table:table-cell table:style-name="Table4.B7" office:value-type="string"><text:p text:style-name="P14"/></table:table-cell><table:table-cell table:style-name="Table4.C7" office:value-type="string"><text:p text:style-name="P14">b</text:p></table:table-cell><table:table-cell table:style-name="Table4.D7" office:value-type="string"><text:p text:style-name="P14"/></table:table-cell><table:table-cell table:style-name="Table4.E7" office:value-type="string"><text:p text:style-name="P14"/></table:table-cell><table:table-cell table:style-name="Table4.F7" office:value-type="string"><text:p text:style-name="P14"/></table:table-cell><table:table-cell table:style-name="Table4.G7" office:value-type="string"><text:p text:style-name="P14"/></table:table-cell><table:table-cell table:style-name="Table4.H7" office:value-type="string"><text:p text:style-name="P14"/></table:table-cell><table:table-cell table:style-name="Table4.I7" office:value-type="string"><text:p text:style-name="P14">r</text:p></table:table-cell></table:table-row><table:table-row table:style-name="Table4.3"><table:table-cell table:style-name="Table4.A1" office:value-type="string"><text:p text:style-name="P11">7</text:p></table:table-cell><table:table-cell table:style-name="Table4.B8" office:value-type="string"><text:p text:style-name="P14"/></table:table-cell><table:table-cell table:style-name="Table4.C8" office:value-type="string"><text:p text:style-name="P14">b</text:p></table:table-cell><table:table-cell table:style-name="Table4.D8" office:value-type="string"><text:p text:style-name="P14">b</text:p></table:table-cell><table:table-cell table:style-name="Table4.E8" office:value-type="string"><text:p text:style-name="P14">b</text:p></table:table-cell><table:table-cell table:style-name="Table4.F8" office:value-type="string"><text:p text:style-name="P14">b</text:p></table:table-cell><table:table-cell table:style-name="Table4.G8" office:value-type="string"><text:p text:style-name="P14"/></table:table-cell><table:table-cell table:style-name="Table4.H8" office:value-type="string"><text:p text:style-name="P14"/></table:table-cell><table:table-cell table:style-name="Table4.I8" office:value-type="string"><text:p text:style-name="P14">r</text:p></table:table-cell></table:table-row><table:table-row table:style-name="Table4.9"><table:table-cell table:style-name="Table4.A1" office:value-type="string"><text:p text:style-name="P11">8</text:p></table:table-cell><table:table-cell table:style-name="Table4.B9" office:value-type="string"><text:p text:style-name="P14"/></table:table-cell><table:table-cell table:style-name="Table4.C9" office:value-type="string"><text:p text:style-name="P14"/></table:table-cell><table:table-cell table:style-name="Table4.D9" office:value-type="string"><text:p text:style-name="P14"/></table:table-cell><table:table-cell table:style-name="Table4.E9" office:value-type="string"><text:p text:style-name="P14">b</text:p></table:table-cell><table:table-cell table:style-name="Table4.F9" office:value-type="string"><text:p text:style-name="P14"/></table:table-cell><table:table-cell table:style-name="Table4.G9" office:value-type="string"><text:p text:style-name="P14"/></table:table-cell><table:table-cell table:style-name="Table4.H9" office:value-type="string"><text:p text:style-name="P14"/></table:table-cell><table:table-cell table:style-name="Table4.I9" office:value-type="string"><text:p text:style-name="P14">r</text:p></table:table-cell></table:table-row></table:table><text:p text:style-name="Standard"><text:s/></text:p></draw:text-box></draw:frame></text:p>
      <text:p text:style-name="P6">Draw the board state after</text:p>
      <text:p text:style-name="P6">a turn of Conway’s Crank, </text:p>
      <text:p text:style-name="P6">given the left board.</text:p>
      <text:p text:style-name="P6"/>
      <text:p text:style-name="P6"/>
      <text:p text:style-name="P6"/>
      <text:p text:style-name="P6"/>
      <text:p text:style-name="P6"/>
      <text:h text:style-name="Heading_20_3" text:outline-level="3"/>
      <text:p text:style-name="Standard">Download the Prolog program <text:span text:style-name="T7">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2" text:outline-level="3">Top Level Predicates in File</text:h>
            <text:p text:style-name="P23"/>
            <text:p text:style-name="P24">start_config(-InitialBoardState)</text:p>
            <text:p text:style-name="P25">This returns an initial randomised board state with 12 pieces for each player on an 8x8 board.</text:p>
            <text:p text:style-name="P25"/>
            <text:p text:style-name="P24">draw_board(+BoardState)</text:p>
            <text:p text:style-name="P23">Given a board state in the format described below, this predicate will present it on screen.</text:p>
            <text:p text:style-name="P23"/>
            <text:p text:style-name="P24">next_generation(+BoardState, -NextGenerationBoardState)</text:p>
            <text:p text:style-name="P23">This performs a Conway Crank and produces the next generation board state.</text:p>
            <text:p text:style-name="P23"/>
            <text:p text:style-name="P24">play(+Showboard, +FirstPlayerStrategy, +SecondPlayerStrategy, </text:p>
            <text:p text:style-name="P24">-NumberOfMoves, -WinningPlayer)</text:p>
            <text:p text:style-name="P25">This will play a game given the strategy of player 1 and the strategy of player 2. The <text:span text:style-name="T7">+Showboard</text:span> variable is either set to <text:span text:style-name="T7">verbose</text:span>, in which case it will print out the board states as the game progresses, or <text:span text:style-name="T7">quiet</text:span>, in which case it just returns an answer, namely the <text:span text:style-name="T7">NumberOfMoves</text:span> in the completed game and the colour of the <text:span text:style-name="T7">WinningPlayer</text:span>.</text:p>
            <text:p text:style-name="P23"/>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6"/>
      <text:p text:style-name="P6">[[[3,4],[5,7]],[[8,8]]]</text:p>
      <text:h text:style-name="P33" text:outline-level="3">Question 2</text:h>
      <text:p text:style-name="P6"/>
      <text:p text:style-name="Text_20_body">In the box below, write down the Prolog representation for the initial board state given in question 1. <text:s/></text:p>
      <text:p text:style-name="P6"/>
      <table:table table:name="Table6" table:style-name="Table6">
        <table:table-column table:style-name="Table6.A"/>
        <table:table-row table:style-name="Table6.1">
          <table:table-cell table:style-name="Table6.A1" office:value-type="string">
            <text:p text:style-name="P6">[[[3, 4], [3, 5], [3, 8], [4, 1], [4, 2], [5, 2], [5, 4], [5, 6], [5, 7], [6, 2], [7, 3], [7, 5]], [[1, 8], [2, 2], [3, 7], [4, 6], [5, 3], [6, 6], [7, 6], [7, 7], [7, 8], [8, 3], [8, 7], [8, 8]]]</text:p>
          </table:table-cell>
        </table:table-row>
      </table:table>
      <text:p text:style-name="P6"/>
      <text:p text:style-name="P6">Use this representation, and the predicate </text:p>
      <text:p text:style-name="P6"/>
      <text:p text:style-name="P6"><text:span text:style-name="T7">next_generation(+BoardState, -NextGenerationBoardState)</text:span> </text:p>
      <text:p text:style-name="P6"/>
      <text:p text:style-name="P6">to check whether your answer for question 1 was correct. If it is, then run a further two generations, and put the resulting board states in the tables below:</text:p>
      <text:p text:style-name="P6"/>
      <text:p text:style-name="P6">| ?- next_generation([[[3, 4], [3, 5], [3, 8], [4, 1], [4, 2], [5, 2], [5, 4], [5, 6], [5, 7], [6, 2], [7, 3], [7, 5]], [[1, 8], [2, 2], [3, 7], [4, 6], [5, 3], [6, 6], [7, 6], [7, 7], [7, 8], [8, 3], [8, 7], [8, 8]]], X).</text:p>
      <text:p text:style-name="P6"/>
      <text:p text:style-name="P6">X = [[[3,1],[3,2],[3,3],[3,5],[4,1],[4,2],[4,8],[5,6],[5,7],[6,2],[7,2],[7,3],[7,4],[7,5],[8,4]],[[2,7],[2,8],[3,6],[3,7],[6,8],[7,8],[8,8]]] ? </text:p>
      <text:p text:style-name="P6"/>
      <text:p text:style-name="P6">yes</text:p>
      <text:p text:style-name="P6"/>
      <text:p text:style-name="P6">| ?- next_generation([[[3,1],[3,2],[3,3],[3,5],[4,1],[4,2],[4,8],[5,6],[5,7],[6,2],[7,2],[7,3],[7,4],[7,5],[8,4]],[[2,7],[2,8],[3,6],[3,7],[6,8],[7,8],[8,8]]], X).</text:p>
      <text:p text:style-name="P6"/>
      <text:p text:style-name="P6">X = [[[2,2],[3,1],[3,3],[4,1],[4,3],[4,5],[4,8],[5,1],[5,2],[5,7],[5,8],[6,2],[6,4],[6,5],[6,6],[7,2],[7,4],[7,5],[8,4],[8,5]],[[2,7],[2,8],[3,6],[6,8],[7,7],[7,8]]] ? </text:p>
      <text:p text:style-name="P6"/>
      <text:p text:style-name="P6">yes</text:p>
      <text:p text:style-name="P6"/>
      <text:p text:style-name="P6">| ?- next_generation([[[2,2],[3,1],[3,3],[4,1],[4,3],[4,5],[4,8],[5,1],[5,2],[5,7],[5,8],[6,2],[6,4],[6,5],[6,6],[7,2],[7,4],[7,5],[8,4],[8,5]],[[2,7],[2,8],[3,6],[6,8],[7,7],[7,8]]], X).</text:p>
      <text:p text:style-name="P6"/>
      <text:p text:style-name="P6">X = [[[2,2],[3,1],[3,3],[3,4],[4,1],[4,3],[4,4],[4,6],[4,8],[5,1],[5,8],[6,2],[6,4],[8,3],[8,4],[8,5],[8,6]],[[2,7],[3,6],[3,8],[7,7],[7,8]]] ? </text:p>
      <text:p text:style-name="P6"/>
      <text:p text:style-name="P6">yes</text:p>
      <text:p text:style-name="P6"/>
      <text:p text:style-name="P6"/>
      <text:p text:style-name="P18"><draw:frame draw:style-name="fr1" draw:name="Frame3" text:anchor-type="char" svg:x="4.374cm" svg:y="0.002cm" svg:width="5.935cm" svg:height="0.369cm" draw:z-index="1"><draw:text-box><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4"/></table:table-cell><table:table-cell table:style-name="Table7.A1" office:value-type="string"><text:p text:style-name="P11">1</text:p></table:table-cell><table:table-cell table:style-name="Table7.A1" office:value-type="string"><text:p text:style-name="P11">2</text:p></table:table-cell><table:table-cell table:style-name="Table7.A1" office:value-type="string"><text:p text:style-name="P11">3</text:p></table:table-cell><table:table-cell table:style-name="Table7.A1" office:value-type="string"><text:p text:style-name="P11">4</text:p></table:table-cell><table:table-cell table:style-name="Table7.A1" office:value-type="string"><text:p text:style-name="P11">5</text:p></table:table-cell><table:table-cell table:style-name="Table7.A1" office:value-type="string"><text:p text:style-name="P11">6</text:p></table:table-cell><table:table-cell table:style-name="Table7.A1" office:value-type="string"><text:p text:style-name="P11">7</text:p></table:table-cell><table:table-cell table:style-name="Table7.I1" office:value-type="string"><text:p text:style-name="P11">8</text:p></table:table-cell></table:table-row><table:table-row table:style-name="Table7.1"><table:table-cell table:style-name="Table7.A1" office:value-type="string"><text:p text:style-name="P11">1</text:p></table:table-cell><table:table-cell table:style-name="Table7.B2" office:value-type="string"><text:p text:style-name="P14"/></table:table-cell><table:table-cell table:style-name="Table7.C2" office:value-type="string"><text:p text:style-name="P14"/></table:table-cell><table:table-cell table:style-name="Table7.D2" office:value-type="string"><text:p text:style-name="P14"/></table:table-cell><table:table-cell table:style-name="Table7.E2" office:value-type="string"><text:p text:style-name="P14"/></table:table-cell><table:table-cell table:style-name="Table7.F2" office:value-type="string"><text:p text:style-name="P14"/></table:table-cell><table:table-cell table:style-name="Table7.G2" office:value-type="string"><text:p text:style-name="P14"/></table:table-cell><table:table-cell table:style-name="Table7.H2" office:value-type="string"><text:p text:style-name="P14"/></table:table-cell><table:table-cell table:style-name="Table7.I2" office:value-type="string"><text:p text:style-name="P14"/></table:table-cell></table:table-row><table:table-row table:style-name="Table7.3"><table:table-cell table:style-name="Table7.A1" office:value-type="string"><text:p text:style-name="P11">2</text:p></table:table-cell><table:table-cell table:style-name="Table7.B3" office:value-type="string"><text:p text:style-name="P14"/></table:table-cell><table:table-cell table:style-name="Table7.C3" office:value-type="string"><text:p text:style-name="P14"/></table:table-cell><table:table-cell table:style-name="Table7.D3" office:value-type="string"><text:p text:style-name="P14"/></table:table-cell><table:table-cell table:style-name="Table7.E3" office:value-type="string"><text:p text:style-name="P14"/></table:table-cell><table:table-cell table:style-name="Table7.F3" office:value-type="string"><text:p text:style-name="P14"/></table:table-cell><table:table-cell table:style-name="Table7.G3" office:value-type="string"><text:p text:style-name="P14"/></table:table-cell><table:table-cell table:style-name="Table7.H3" office:value-type="string"><text:p text:style-name="P14"/></table:table-cell><table:table-cell table:style-name="Table7.I3" office:value-type="string"><text:p text:style-name="P14"/></table:table-cell></table:table-row><table:table-row table:style-name="Table7.1"><table:table-cell table:style-name="Table7.A1" office:value-type="string"><text:p text:style-name="P11">3</text:p></table:table-cell><table:table-cell table:style-name="Table7.B4" office:value-type="string"><text:p text:style-name="P14"/></table:table-cell><table:table-cell table:style-name="Table7.C4" office:value-type="string"><text:p text:style-name="P14"/></table:table-cell><table:table-cell table:style-name="Table7.D4" office:value-type="string"><text:p text:style-name="P14"/></table:table-cell><table:table-cell table:style-name="Table7.E4" office:value-type="string"><text:p text:style-name="P14"/></table:table-cell><table:table-cell table:style-name="Table7.F4" office:value-type="string"><text:p text:style-name="P14"/></table:table-cell><table:table-cell table:style-name="Table7.G4" office:value-type="string"><text:p text:style-name="P14"/></table:table-cell><table:table-cell table:style-name="Table7.H4" office:value-type="string"><text:p text:style-name="P14"/></table:table-cell><table:table-cell table:style-name="Table7.I4" office:value-type="string"><text:p text:style-name="P14"/></table:table-cell></table:table-row><table:table-row table:style-name="Table7.1"><table:table-cell table:style-name="Table7.A1" office:value-type="string"><text:p text:style-name="P11">4</text:p></table:table-cell><table:table-cell table:style-name="Table7.B5" office:value-type="string"><text:p text:style-name="P14"/></table:table-cell><table:table-cell table:style-name="Table7.C5" office:value-type="string"><text:p text:style-name="P14"/></table:table-cell><table:table-cell table:style-name="Table7.D5" office:value-type="string"><text:p text:style-name="P14"/></table:table-cell><table:table-cell table:style-name="Table7.E5" office:value-type="string"><text:p text:style-name="P14"/></table:table-cell><table:table-cell table:style-name="Table7.F5" office:value-type="string"><text:p text:style-name="P14"/></table:table-cell><table:table-cell table:style-name="Table7.G5" office:value-type="string"><text:p text:style-name="P14"/></table:table-cell><table:table-cell table:style-name="Table7.H5" office:value-type="string"><text:p text:style-name="P14"/></table:table-cell><table:table-cell table:style-name="Table7.I5" office:value-type="string"><text:p text:style-name="P14"/></table:table-cell></table:table-row><table:table-row table:style-name="Table7.1"><table:table-cell table:style-name="Table7.A1" office:value-type="string"><text:p text:style-name="P11">5</text:p></table:table-cell><table:table-cell table:style-name="Table7.B6" office:value-type="string"><text:p text:style-name="P14"/></table:table-cell><table:table-cell table:style-name="Table7.C6" office:value-type="string"><text:p text:style-name="P14"/></table:table-cell><table:table-cell table:style-name="Table7.D6" office:value-type="string"><text:p text:style-name="P14"/></table:table-cell><table:table-cell table:style-name="Table7.E6" office:value-type="string"><text:p text:style-name="P14"/></table:table-cell><table:table-cell table:style-name="Table7.F6" office:value-type="string"><text:p text:style-name="P14"/></table:table-cell><table:table-cell table:style-name="Table7.G6" office:value-type="string"><text:p text:style-name="P14"/></table:table-cell><table:table-cell table:style-name="Table7.H6" office:value-type="string"><text:p text:style-name="P14"/></table:table-cell><table:table-cell table:style-name="Table7.I6" office:value-type="string"><text:p text:style-name="P14"/></table:table-cell></table:table-row><table:table-row table:style-name="Table7.1"><table:table-cell table:style-name="Table7.A1" office:value-type="string"><text:p text:style-name="P11">6</text:p></table:table-cell><table:table-cell table:style-name="Table7.B7" office:value-type="string"><text:p text:style-name="P14"/></table:table-cell><table:table-cell table:style-name="Table7.C7" office:value-type="string"><text:p text:style-name="P14"/></table:table-cell><table:table-cell table:style-name="Table7.D7" office:value-type="string"><text:p text:style-name="P14"/></table:table-cell><table:table-cell table:style-name="Table7.E7" office:value-type="string"><text:p text:style-name="P14"/></table:table-cell><table:table-cell table:style-name="Table7.F7" office:value-type="string"><text:p text:style-name="P14"/></table:table-cell><table:table-cell table:style-name="Table7.G7" office:value-type="string"><text:p text:style-name="P14"/></table:table-cell><table:table-cell table:style-name="Table7.H7" office:value-type="string"><text:p text:style-name="P14"/></table:table-cell><table:table-cell table:style-name="Table7.I7" office:value-type="string"><text:p text:style-name="P14"/></table:table-cell></table:table-row><table:table-row table:style-name="Table7.3"><table:table-cell table:style-name="Table7.A1" office:value-type="string"><text:p text:style-name="P11">7</text:p></table:table-cell><table:table-cell table:style-name="Table7.B8" office:value-type="string"><text:p text:style-name="P14"/></table:table-cell><table:table-cell table:style-name="Table7.C8" office:value-type="string"><text:p text:style-name="P14"/></table:table-cell><table:table-cell table:style-name="Table7.D8" office:value-type="string"><text:p text:style-name="P14"/></table:table-cell><table:table-cell table:style-name="Table7.E8" office:value-type="string"><text:p text:style-name="P14"/></table:table-cell><table:table-cell table:style-name="Table7.F8" office:value-type="string"><text:p text:style-name="P14"/></table:table-cell><table:table-cell table:style-name="Table7.G8" office:value-type="string"><text:p text:style-name="P14"/></table:table-cell><table:table-cell table:style-name="Table7.H8" office:value-type="string"><text:p text:style-name="P14"/></table:table-cell><table:table-cell table:style-name="Table7.I8" office:value-type="string"><text:p text:style-name="P14"/></table:table-cell></table:table-row><table:table-row table:style-name="Table7.9"><table:table-cell table:style-name="Table7.A1" office:value-type="string"><text:p text:style-name="P11">8</text:p></table:table-cell><table:table-cell table:style-name="Table7.B9" office:value-type="string"><text:p text:style-name="P14"/></table:table-cell><table:table-cell table:style-name="Table7.C9" office:value-type="string"><text:p text:style-name="P14"/></table:table-cell><table:table-cell table:style-name="Table7.D9" office:value-type="string"><text:p text:style-name="P14"/></table:table-cell><table:table-cell table:style-name="Table7.E9" office:value-type="string"><text:p text:style-name="P14"/></table:table-cell><table:table-cell table:style-name="Table7.F9" office:value-type="string"><text:p text:style-name="P14"/></table:table-cell><table:table-cell table:style-name="Table7.G9" office:value-type="string"><text:p text:style-name="P14"/></table:table-cell><table:table-cell table:style-name="Table7.H9" office:value-type="string"><text:p text:style-name="P14"/></table:table-cell><table:table-cell table:style-name="Table7.I9" office:value-type="string"><text:p text:style-name="P14"/></table:table-cell></table:table-row></table:table><text:p text:style-name="Standard"><text:s/></text:p></draw:text-box></draw:frame></text:p>
      <text:p text:style-name="P6"><draw:frame draw:style-name="fr2" draw:name="Frame4" text:anchor-type="char" svg:x="13.43cm" svg:y="-0.025cm" svg:width="5.935cm" svg:height="4.496cm" draw:z-index="2"><draw:text-box><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4"/></table:table-cell><table:table-cell table:style-name="Table8.A1" office:value-type="string"><text:p text:style-name="P11">1</text:p></table:table-cell><table:table-cell table:style-name="Table8.A1" office:value-type="string"><text:p text:style-name="P11">2</text:p></table:table-cell><table:table-cell table:style-name="Table8.A1" office:value-type="string"><text:p text:style-name="P11">3</text:p></table:table-cell><table:table-cell table:style-name="Table8.A1" office:value-type="string"><text:p text:style-name="P11">4</text:p></table:table-cell><table:table-cell table:style-name="Table8.A1" office:value-type="string"><text:p text:style-name="P11">5</text:p></table:table-cell><table:table-cell table:style-name="Table8.A1" office:value-type="string"><text:p text:style-name="P11">6</text:p></table:table-cell><table:table-cell table:style-name="Table8.A1" office:value-type="string"><text:p text:style-name="P11">7</text:p></table:table-cell><table:table-cell table:style-name="Table8.I1" office:value-type="string"><text:p text:style-name="P11">8</text:p></table:table-cell></table:table-row><table:table-row table:style-name="Table8.1"><table:table-cell table:style-name="Table8.A1" office:value-type="string"><text:p text:style-name="P11">1</text:p></table:table-cell><table:table-cell table:style-name="Table8.B2" office:value-type="string"><text:p text:style-name="P14"/></table:table-cell><table:table-cell table:style-name="Table8.C2" office:value-type="string"><text:p text:style-name="P14"/></table:table-cell><table:table-cell table:style-name="Table8.D2" office:value-type="string"><text:p text:style-name="P14"/></table:table-cell><table:table-cell table:style-name="Table8.E2" office:value-type="string"><text:p text:style-name="P14"/></table:table-cell><table:table-cell table:style-name="Table8.F2" office:value-type="string"><text:p text:style-name="P14"/></table:table-cell><table:table-cell table:style-name="Table8.G2" office:value-type="string"><text:p text:style-name="P14"/></table:table-cell><table:table-cell table:style-name="Table8.H2" office:value-type="string"><text:p text:style-name="P14"/></table:table-cell><table:table-cell table:style-name="Table8.I2" office:value-type="string"><text:p text:style-name="P14"/></table:table-cell></table:table-row><table:table-row table:style-name="Table8.3"><table:table-cell table:style-name="Table8.A1" office:value-type="string"><text:p text:style-name="P11">2</text:p></table:table-cell><table:table-cell table:style-name="Table8.B3" office:value-type="string"><text:p text:style-name="P14"/></table:table-cell><table:table-cell table:style-name="Table8.C3" office:value-type="string"><text:p text:style-name="P14">b</text:p></table:table-cell><table:table-cell table:style-name="Table8.D3" office:value-type="string"><text:p text:style-name="P14"/></table:table-cell><table:table-cell table:style-name="Table8.E3" office:value-type="string"><text:p text:style-name="P14"/></table:table-cell><table:table-cell table:style-name="Table8.F3" office:value-type="string"><text:p text:style-name="P14"/></table:table-cell><table:table-cell table:style-name="Table8.G3" office:value-type="string"><text:p text:style-name="P14"/></table:table-cell><table:table-cell table:style-name="Table8.H3" office:value-type="string"><text:p text:style-name="P14">r</text:p></table:table-cell><table:table-cell table:style-name="Table8.I3" office:value-type="string"><text:p text:style-name="P14"/></table:table-cell></table:table-row><table:table-row table:style-name="Table8.1"><table:table-cell table:style-name="Table8.A1" office:value-type="string"><text:p text:style-name="P11">3</text:p></table:table-cell><table:table-cell table:style-name="Table8.B4" office:value-type="string"><text:p text:style-name="P14">b</text:p></table:table-cell><table:table-cell table:style-name="Table8.C4" office:value-type="string"><text:p text:style-name="P14"/></table:table-cell><table:table-cell table:style-name="Table8.D4" office:value-type="string"><text:p text:style-name="P14">b</text:p></table:table-cell><table:table-cell table:style-name="Table8.E4" office:value-type="string"><text:p text:style-name="P14">b</text:p></table:table-cell><table:table-cell table:style-name="Table8.F4" office:value-type="string"><text:p text:style-name="P14"/></table:table-cell><table:table-cell table:style-name="Table8.G4" office:value-type="string"><text:p text:style-name="P14">r</text:p></table:table-cell><table:table-cell table:style-name="Table8.H4" office:value-type="string"><text:p text:style-name="P14"/></table:table-cell><table:table-cell table:style-name="Table8.I4" office:value-type="string"><text:p text:style-name="P14">r</text:p></table:table-cell></table:table-row><table:table-row table:style-name="Table8.1"><table:table-cell table:style-name="Table8.A1" office:value-type="string"><text:p text:style-name="P11">4</text:p></table:table-cell><table:table-cell table:style-name="Table8.B5" office:value-type="string"><text:p text:style-name="P14">b</text:p></table:table-cell><table:table-cell table:style-name="Table8.C5" office:value-type="string"><text:p text:style-name="P14"/></table:table-cell><table:table-cell table:style-name="Table8.D5" office:value-type="string"><text:p text:style-name="P14">b</text:p></table:table-cell><table:table-cell table:style-name="Table8.E5" office:value-type="string"><text:p text:style-name="P14">b</text:p></table:table-cell><table:table-cell table:style-name="Table8.F5" office:value-type="string"><text:p text:style-name="P14"/></table:table-cell><table:table-cell table:style-name="Table8.G5" office:value-type="string"><text:p text:style-name="P14">b</text:p></table:table-cell><table:table-cell table:style-name="Table8.H5" office:value-type="string"><text:p text:style-name="P14"/></table:table-cell><table:table-cell table:style-name="Table8.I5" office:value-type="string"><text:p text:style-name="P14">b</text:p></table:table-cell></table:table-row><table:table-row table:style-name="Table8.1"><table:table-cell table:style-name="Table8.A1" office:value-type="string"><text:p text:style-name="P11">5</text:p></table:table-cell><table:table-cell table:style-name="Table8.B6" office:value-type="string"><text:p text:style-name="P14">b</text:p></table:table-cell><table:table-cell table:style-name="Table8.C6" office:value-type="string"><text:p text:style-name="P14"/></table:table-cell><table:table-cell table:style-name="Table8.D6" office:value-type="string"><text:p text:style-name="P14"/></table:table-cell><table:table-cell table:style-name="Table8.E6" office:value-type="string"><text:p text:style-name="P14"/></table:table-cell><table:table-cell table:style-name="Table8.F6" office:value-type="string"><text:p text:style-name="P14"/></table:table-cell><table:table-cell table:style-name="Table8.G6" office:value-type="string"><text:p text:style-name="P14"/></table:table-cell><table:table-cell table:style-name="Table8.H6" office:value-type="string"><text:p text:style-name="P14"/></table:table-cell><table:table-cell table:style-name="Table8.I6" office:value-type="string"><text:p text:style-name="P14">b</text:p></table:table-cell></table:table-row><table:table-row table:style-name="Table8.1"><table:table-cell table:style-name="Table8.A1" office:value-type="string"><text:p text:style-name="P11">6</text:p></table:table-cell><table:table-cell table:style-name="Table8.B7" office:value-type="string"><text:p text:style-name="P14"/></table:table-cell><table:table-cell table:style-name="Table8.C7" office:value-type="string"><text:p text:style-name="P14">b</text:p></table:table-cell><table:table-cell table:style-name="Table8.D7" office:value-type="string"><text:p text:style-name="P14"/></table:table-cell><table:table-cell table:style-name="Table8.E7" office:value-type="string"><text:p text:style-name="P14">b</text:p></table:table-cell><table:table-cell table:style-name="Table8.F7" office:value-type="string"><text:p text:style-name="P14"/></table:table-cell><table:table-cell table:style-name="Table8.G7" office:value-type="string"><text:p text:style-name="P14"/></table:table-cell><table:table-cell table:style-name="Table8.H7" office:value-type="string"><text:p text:style-name="P14"/></table:table-cell><table:table-cell table:style-name="Table8.I7" office:value-type="string"><text:p text:style-name="P14"/></table:table-cell></table:table-row><table:table-row table:style-name="Table8.3"><table:table-cell table:style-name="Table8.A1" office:value-type="string"><text:p text:style-name="P11">7</text:p></table:table-cell><table:table-cell table:style-name="Table8.B8" office:value-type="string"><text:p text:style-name="P14"/></table:table-cell><table:table-cell table:style-name="Table8.C8" office:value-type="string"><text:p text:style-name="P14"/></table:table-cell><table:table-cell table:style-name="Table8.D8" office:value-type="string"><text:p text:style-name="P14"/></table:table-cell><table:table-cell table:style-name="Table8.E8" office:value-type="string"><text:p text:style-name="P14"/></table:table-cell><table:table-cell table:style-name="Table8.F8" office:value-type="string"><text:p text:style-name="P14"/></table:table-cell><table:table-cell table:style-name="Table8.G8" office:value-type="string"><text:p text:style-name="P14"/></table:table-cell><table:table-cell table:style-name="Table8.H8" office:value-type="string"><text:p text:style-name="P14">r</text:p></table:table-cell><table:table-cell table:style-name="Table8.I8" office:value-type="string"><text:p text:style-name="P14">r</text:p></table:table-cell></table:table-row><table:table-row table:style-name="Table8.9"><table:table-cell table:style-name="Table8.A1" office:value-type="string"><text:p text:style-name="P11">8</text:p></table:table-cell><table:table-cell table:style-name="Table8.B9" office:value-type="string"><text:p text:style-name="P14"/></table:table-cell><table:table-cell table:style-name="Table8.C9" office:value-type="string"><text:p text:style-name="P14"/></table:table-cell><table:table-cell table:style-name="Table8.D9" office:value-type="string"><text:p text:style-name="P14">b</text:p></table:table-cell><table:table-cell table:style-name="Table8.E9" office:value-type="string"><text:p text:style-name="P14">b</text:p></table:table-cell><table:table-cell table:style-name="Table8.F9" office:value-type="string"><text:p text:style-name="P14">b</text:p></table:table-cell><table:table-cell table:style-name="Table8.G9" office:value-type="string"><text:p text:style-name="P14">b</text:p></table:table-cell><table:table-cell table:style-name="Table8.H9" office:value-type="string"><text:p text:style-name="P14"/></table:table-cell><table:table-cell table:style-name="Table8.I9" office:value-type="string"><text:p text:style-name="P14"/></table:table-cell></table:table-row></table:table><text:p text:style-name="Standard"><text:s/></text:p></draw:text-box></draw:frame></text:p>
      <text:p text:style-name="P6"/>
      <text:p text:style-name="P6"/>
      <text:p text:style-name="P6"/>
      <text:p text:style-name="P6">3<text:span text:style-name="T9">rd</text:span> Generation: <text:s/>[[[2,2],[3,1],[3,3],[4,1],[4,3],[4,5],[4,8],[5,1],[5,2],[5,7],[5,8],[6,2],[6,4],[6,5],[6,6],[7,2],[7,4],[7,5],[8,4],[8,5]],[[2,7],[2,8],[3,6],[6,8],[7,7],[7,8]]]</text:p>
      <text:p text:style-name="P6"/>
      <text:p text:style-name="P6">4<text:span text:style-name="T9">th</text:span> Generation: [[[2,2],[3,1],[3,3],[3,4],[4,1],[4,3],[4,4],[4,6],[4,8],[5,1],[5,8],[6,2],[6,4],[8,3],[8,4],[8,5],[8,6]],[[2,7],[3,6],[3,8],[7,7],[7,8]]] </text:p>
      <text:p text:style-name="P6"/>
      <text:p text:style-name="P6"/>
      <text:p text:style-name="P6"/>
      <text:p text:style-name="P6"><text:soft-page-break/></text:p>
      <text:p text:style-name="P6"/>
      <text:h text:style-name="Heading_20_3" text:outline-level="3">Question 3</text:h>
      <text:p text:style-name="Standard"/>
      <text:p text:style-name="Standard">In a Prolog shell, load the file <text:span text:style-name="T7">war_of_life.pl</text:span> and run this query:</text:p>
      <text:p text:style-name="Standard"/>
      <text:p text:style-name="P11">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6"/>
      <text:p text:style-name="P6">Now open a new file called <text:span text:style-name="T7">my_wol.pl</text:span>. In the file, write a Prolog program to act as a wrapper for the <text:span text:style-name="T7">play/5</text:span> predicate. In particular, you should write a predicate called <text:span text:style-name="T7">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7">test_strategy/3</text:span> predicate to run the game 1000 times, with both players moving pieces randomly. Record the results in this box:</text:p>
      <text:p text:style-name="P6"/>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0">53</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0">476</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0">471</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0">42</text:p>
          </table:table-cell>
        </table:table-row>
        <table:table-row table:style-name="Table9.1">
          <table:table-cell table:style-name="Table9.A1" office:value-type="string">
            <text:p text:style-name="Standard">Shortest game</text:p>
          </table:table-cell>
          <table:table-cell table:style-name="Table9.B1" office:value-type="string">
            <text:p text:style-name="P10">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10">11.518</text:p>
          </table:table-cell>
        </table:table-row>
        <table:table-row table:style-name="Table9.1">
          <table:table-cell table:style-name="Table9.A1" office:value-type="string">
            <text:p text:style-name="Standard">Average game time</text:p>
          </table:table-cell>
          <table:table-cell table:style-name="Table9.B1" office:value-type="string">
            <text:p text:style-name="P10">0.015</text:p>
          </table:table-cell>
        </table:table-row>
      </table:table>
      <text:p text:style-name="Standard"/>
      <text:h text:style-name="P34" text:outline-level="3">Question 4</text:h>
      <text:p text:style-name="P6">Does it look like there is any advantage to playing first if both players choose moves randomly? Answer in the space below.</text:p>
      <text:p text:style-name="P6"/>
      <text:p text:style-name="P5">Answer 4</text:p>
      <text:p text:style-name="Standard">After running test_strategy(1000,random,random) a few times, it looked like the first player won by a margin of 4,5 wins more often. Though, it's difficult to say if that's just random or not, due to the small sample set. It's not easy to have a big sample set because of the “long” running time of test_strategy. Runnning test_strategy with a smaller number of game plays, makes it faster but the out come looks much more random.</text:p>
      <text:p text:style-name="Standard"/>
      <text:p text:style-name="Standard"/>
      <text:p text:style-name="Standard"/>
      <text:p text:style-name="Standard"/>
      <text:p text:style-name="Standard"/>
      <text:p text:style-name="Standard"/>
      <text:h text:style-name="P31" text:outline-level="2">Part 2 – Implementing Strategies</text:h>
      <text:p text:style-name="Standard"/>
      <text:p text:style-name="P6">In this part, we will be implementing search strategies in order to improve a war of life playing agent’s performance. They already have one strategy: <text:span text:style-name="T7">random</text:span>, which chooses any piece randomly and moves it randomly. The question is: can we implement any strategy which out-performs this one? </text:p>
      <text:p text:style-name="P6"/>
      <text:p text:style-name="P6">We will look at four strategies:</text:p>
      <text:p text:style-name="P6"/>
      <text:p text:style-name="P6"><text:span text:style-name="T4">Bloodlust:</text:span> </text:p>
      <text:p text:style-name="P6">This strategy chooses the next move for a player to be the one which (after Conway’s crank) produces the board state with the fewest number of opponent’s pieces on the board (ignoring the player’s own pieces).</text:p>
      <text:p text:style-name="P6"/>
      <text:p text:style-name="P6"><text:span text:style-name="T4">Self Preservation:</text:span> </text:p>
      <text:p text:style-name="P6">This strategy chooses the next move for a player to be the one which (after Conway’s crank) produces the board state with the largest number of that player’s pieces on the board (ignoring the opponent’s pieces).</text:p>
      <text:p text:style-name="P6"/>
      <text:p text:style-name="P4">Land Grab:</text:p>
      <text:p text:style-name="P6">This strategy chooses the next move for a player to be the one which (after Conway’s crank) produces the board state which maximises this function: Number of Player’s pieces – Number of Opponent’s pieces.</text:p>
      <text:p text:style-name="P6"/>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8">my_wol.pl</text:span>, write five predicates:</text:p>
      <text:p text:style-name="Standard"/>
      <text:p text:style-name="P16">bloodlust(+PlayerColour, +CurrentBoardState, -NewBoardState, -Move).</text:p>
      <text:p text:style-name="P16">self_preservation(+PlayerColour, +CurrentBoardState, -NewBoardState, -Move).</text:p>
      <text:p text:style-name="P16">land_grab(+PlayerColour, +CurrentBoardState, -NewBoardState, -Move).</text:p>
      <text:p text:style-name="P16">minimax(+PlayerColour, +CurrentBoardState, -NewBoardState, -Move).</text:p>
      <text:p text:style-name="Standard"/>
      <text:p text:style-name="P6">These predicates will implement the four strategies described above by choosing the next move for a player. They will all do the same thing: choose the next <text:s/>move for the player. <text:span text:style-name="T7">PlayerColour</text:span> will either be the constant <text:span text:style-name="T7">b</text:span> for blue or <text:span text:style-name="T7">r</text:span> for red. The <text:span text:style-name="T7">CurrentBoardState</text:span> will be the state of the board upon which the move choice is going to be made. The predicate will produce a <text:span text:style-name="T7">NewBoardState</text:span>, in the usual representation (pair of lists) which will represent the board state after the move, but <text:span text:style-name="T3">before</text:span> Conway’s <text:soft-page-break/>crank is turned. The predicate will also return the <text:span text:style-name="T7">Move</text:span> that changed the current to the new board state. This will be represented as a list [r1,c1,r2,c2] where the move chosen is to move the piece at co-ordinate (r1, c1) to the <text:span text:style-name="T3">empty</text:span> cell at co-ordinate (r2, c2).</text:p>
      <text:p text:style-name="P6"><text:s/></text:p>
      <text:p text:style-name="P6">It should be possible to run these strategies in the same way as the random strategy, using the constants <text:span text:style-name="T7">bloodlust,</text:span> <text:span text:style-name="T7">self_preservation</text:span>, <text:span text:style-name="T7">land_grab</text:span>. For example, if you load <text:span text:style-name="T7">war_of_life.pl</text:span> and <text:span text:style-name="T7">my_wol.pl</text:span> into Prolog, then type the query:</text:p>
      <text:p text:style-name="Standard"/>
      <text:p text:style-name="P17">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1" text:outline-level="2">Part 3 – A Tournament</text:h>
      <text:p text:style-name="Standard"/>
      <text:h text:style-name="Heading_20_3" text:outline-level="3">Question 6</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6">Question 7</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8</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19"/>
      <text:p text:style-name="P20"><text:span text:style-name="T3">Electronic submission: </text:span>submit a zipped directory WOL.zip containing 1) a <text:span text:style-name="T6">my_wol.pl </text:span>file <text:s/>and 2) a file worksheet.pdf (your completed version of this worksheet).</text:p>
      <text:p text:style-name="P20"><text:soft-page-break/></text:p>
      <text:p text:style-name="P20">Note: <text:span text:style-name="T6">my_wol.pl</text:span> should run under Sicstus on the lab machines – do not use SWI or other Prologs!</text:p>
      <text:p text:style-name="P3"/>
      <text:p text:style-name="P20"/>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able:table-row table:style-name="Table10.1">
          <table:table-cell table:style-name="Table10.A1" office:value-type="string">
            <text:p text:style-name="P6">P1 strategy</text:p>
          </table:table-cell>
          <table:table-cell table:style-name="Table10.A1" office:value-type="string">
            <text:p text:style-name="P6">P2 strategy</text:p>
          </table:table-cell>
          <table:table-cell table:style-name="Table10.A1" office:value-type="string">
            <text:p text:style-name="P6">Games</text:p>
            <text:p text:style-name="P6">Played</text:p>
          </table:table-cell>
          <table:table-cell table:style-name="Table10.A1" office:value-type="string">
            <text:p text:style-name="P6">P1 wins</text:p>
          </table:table-cell>
          <table:table-cell table:style-name="Table10.A1" office:value-type="string">
            <text:p text:style-name="P6">P2 wins</text:p>
          </table:table-cell>
          <table:table-cell table:style-name="Table10.A1" office:value-type="string">
            <text:p text:style-name="P6">Draws</text:p>
          </table:table-cell>
          <table:table-cell table:style-name="Table10.A1" office:value-type="string">
            <text:p text:style-name="P6">Av. Game length</text:p>
          </table:table-cell>
          <table:table-cell table:style-name="Table10.H1" office:value-type="string">
            <text:p text:style-name="P6">Av. Game Time</text:p>
          </table:table-cell>
        </table:table-row>
        <table:table-row table:style-name="Table10.1">
          <table:table-cell table:style-name="Table10.A2" office:value-type="string">
            <text:p text:style-name="P6">Random</text:p>
          </table:table-cell>
          <table:table-cell table:style-name="Table10.B2" office:value-type="string">
            <text:p text:style-name="P6">Random</text:p>
          </table:table-cell>
          <table:table-cell table:style-name="Table10.C2" office:value-type="string">
            <text:p text:style-name="P7"/>
          </table:table-cell>
          <table:table-cell table:style-name="Table10.D2" office:value-type="string">
            <text:p text:style-name="P7"/>
          </table:table-cell>
          <table:table-cell table:style-name="Table10.E2" office:value-type="string">
            <text:p text:style-name="P7"/>
          </table:table-cell>
          <table:table-cell table:style-name="Table10.F2" office:value-type="string">
            <text:p text:style-name="P7"/>
          </table:table-cell>
          <table:table-cell table:style-name="Table10.G2" office:value-type="string">
            <text:p text:style-name="P7"/>
          </table:table-cell>
          <table:table-cell table:style-name="Table10.H2" office:value-type="string">
            <text:p text:style-name="P7"/>
          </table:table-cell>
        </table:table-row>
        <table:table-row table:style-name="Table10.1">
          <table:table-cell table:style-name="Table10.A3" office:value-type="string">
            <text:p text:style-name="P6">Random</text:p>
          </table:table-cell>
          <table:table-cell table:style-name="Table10.B3" office:value-type="string">
            <text:p text:style-name="P6">Bloodlust</text:p>
          </table:table-cell>
          <table:table-cell table:style-name="Table10.C3" office:value-type="string">
            <text:p text:style-name="P7"/>
          </table:table-cell>
          <table:table-cell table:style-name="Table10.D3" office:value-type="string">
            <text:p text:style-name="P7"/>
          </table:table-cell>
          <table:table-cell table:style-name="Table10.E3" office:value-type="string">
            <text:p text:style-name="P7"/>
          </table:table-cell>
          <table:table-cell table:style-name="Table10.F3" office:value-type="string">
            <text:p text:style-name="P7"/>
          </table:table-cell>
          <table:table-cell table:style-name="Table10.G3" office:value-type="string">
            <text:p text:style-name="P7"/>
          </table:table-cell>
          <table:table-cell table:style-name="Table10.H3" office:value-type="string">
            <text:p text:style-name="P7"/>
          </table:table-cell>
        </table:table-row>
        <table:table-row table:style-name="Table10.1">
          <table:table-cell table:style-name="Table10.A4" office:value-type="string">
            <text:p text:style-name="P6">Random</text:p>
          </table:table-cell>
          <table:table-cell table:style-name="Table10.B4" office:value-type="string">
            <text:p text:style-name="P6">Self Preservation</text:p>
          </table:table-cell>
          <table:table-cell table:style-name="Table10.C4" office:value-type="string">
            <text:p text:style-name="P7"/>
          </table:table-cell>
          <table:table-cell table:style-name="Table10.D4" office:value-type="string">
            <text:p text:style-name="P7"/>
          </table:table-cell>
          <table:table-cell table:style-name="Table10.E4" office:value-type="string">
            <text:p text:style-name="P7"/>
          </table:table-cell>
          <table:table-cell table:style-name="Table10.F4" office:value-type="string">
            <text:p text:style-name="P7"/>
          </table:table-cell>
          <table:table-cell table:style-name="Table10.G4" office:value-type="string">
            <text:p text:style-name="P7"/>
          </table:table-cell>
          <table:table-cell table:style-name="Table10.H4" office:value-type="string">
            <text:p text:style-name="P7"/>
          </table:table-cell>
        </table:table-row>
        <table:table-row table:style-name="Table10.1">
          <table:table-cell table:style-name="Table10.A5" office:value-type="string">
            <text:p text:style-name="P6">Random</text:p>
          </table:table-cell>
          <table:table-cell table:style-name="Table10.B5" office:value-type="string">
            <text:p text:style-name="P6">Land Grab</text:p>
          </table:table-cell>
          <table:table-cell table:style-name="Table10.C5" office:value-type="string">
            <text:p text:style-name="P7"/>
          </table:table-cell>
          <table:table-cell table:style-name="Table10.D5" office:value-type="string">
            <text:p text:style-name="P7"/>
          </table:table-cell>
          <table:table-cell table:style-name="Table10.E5" office:value-type="string">
            <text:p text:style-name="P7"/>
          </table:table-cell>
          <table:table-cell table:style-name="Table10.F5" office:value-type="string">
            <text:p text:style-name="P7"/>
          </table:table-cell>
          <table:table-cell table:style-name="Table10.G5" office:value-type="string">
            <text:p text:style-name="P7"/>
          </table:table-cell>
          <table:table-cell table:style-name="Table10.H5" office:value-type="string">
            <text:p text:style-name="P7"/>
          </table:table-cell>
        </table:table-row>
        <table:table-row table:style-name="Table10.1">
          <table:table-cell table:style-name="Table10.A6" office:value-type="string">
            <text:p text:style-name="P6">Random</text:p>
          </table:table-cell>
          <table:table-cell table:style-name="Table10.B6" office:value-type="string">
            <text:p text:style-name="P6">Minimax</text:p>
          </table:table-cell>
          <table:table-cell table:style-name="Table10.C6" office:value-type="string">
            <text:p text:style-name="P7"/>
          </table:table-cell>
          <table:table-cell table:style-name="Table10.D6" office:value-type="string">
            <text:p text:style-name="P7"/>
          </table:table-cell>
          <table:table-cell table:style-name="Table10.E6" office:value-type="string">
            <text:p text:style-name="P7"/>
          </table:table-cell>
          <table:table-cell table:style-name="Table10.F6" office:value-type="string">
            <text:p text:style-name="P7"/>
          </table:table-cell>
          <table:table-cell table:style-name="Table10.G6" office:value-type="string">
            <text:p text:style-name="P7"/>
          </table:table-cell>
          <table:table-cell table:style-name="Table10.H6" office:value-type="string">
            <text:p text:style-name="P7"/>
          </table:table-cell>
        </table:table-row>
        <table:table-row table:style-name="Table10.1">
          <table:table-cell table:style-name="Table10.A7" office:value-type="string">
            <text:p text:style-name="P6">Bloodlust</text:p>
          </table:table-cell>
          <table:table-cell table:style-name="Table10.B7" office:value-type="string">
            <text:p text:style-name="P6">Random</text:p>
          </table:table-cell>
          <table:table-cell table:style-name="Table10.C7" office:value-type="string">
            <text:p text:style-name="P7"/>
          </table:table-cell>
          <table:table-cell table:style-name="Table10.D7" office:value-type="string">
            <text:p text:style-name="P7"/>
          </table:table-cell>
          <table:table-cell table:style-name="Table10.E7" office:value-type="string">
            <text:p text:style-name="P7"/>
          </table:table-cell>
          <table:table-cell table:style-name="Table10.F7" office:value-type="string">
            <text:p text:style-name="P7"/>
          </table:table-cell>
          <table:table-cell table:style-name="Table10.G7" office:value-type="string">
            <text:p text:style-name="P7"/>
          </table:table-cell>
          <table:table-cell table:style-name="Table10.H7" office:value-type="string">
            <text:p text:style-name="P7"/>
          </table:table-cell>
        </table:table-row>
        <table:table-row table:style-name="Table10.1">
          <table:table-cell table:style-name="Table10.A8" office:value-type="string">
            <text:p text:style-name="P6">Bloodlust</text:p>
          </table:table-cell>
          <table:table-cell table:style-name="Table10.B8" office:value-type="string">
            <text:p text:style-name="P6">Bloodlust</text:p>
          </table:table-cell>
          <table:table-cell table:style-name="Table10.C8" office:value-type="string">
            <text:p text:style-name="P7"/>
          </table:table-cell>
          <table:table-cell table:style-name="Table10.D8" office:value-type="string">
            <text:p text:style-name="P7"/>
          </table:table-cell>
          <table:table-cell table:style-name="Table10.E8" office:value-type="string">
            <text:p text:style-name="P7"/>
          </table:table-cell>
          <table:table-cell table:style-name="Table10.F8" office:value-type="string">
            <text:p text:style-name="P7"/>
          </table:table-cell>
          <table:table-cell table:style-name="Table10.G8" office:value-type="string">
            <text:p text:style-name="P7"/>
          </table:table-cell>
          <table:table-cell table:style-name="Table10.H8" office:value-type="string">
            <text:p text:style-name="P7"/>
          </table:table-cell>
        </table:table-row>
        <table:table-row table:style-name="Table10.1">
          <table:table-cell table:style-name="Table10.A9" office:value-type="string">
            <text:p text:style-name="P6">Bloodlust</text:p>
          </table:table-cell>
          <table:table-cell table:style-name="Table10.B9" office:value-type="string">
            <text:p text:style-name="P6">Self Preservation</text:p>
          </table:table-cell>
          <table:table-cell table:style-name="Table10.C9" office:value-type="string">
            <text:p text:style-name="P7"/>
          </table:table-cell>
          <table:table-cell table:style-name="Table10.D9" office:value-type="string">
            <text:p text:style-name="P7"/>
          </table:table-cell>
          <table:table-cell table:style-name="Table10.E9" office:value-type="string">
            <text:p text:style-name="P7"/>
          </table:table-cell>
          <table:table-cell table:style-name="Table10.F9" office:value-type="string">
            <text:p text:style-name="P7"/>
          </table:table-cell>
          <table:table-cell table:style-name="Table10.G9" office:value-type="string">
            <text:p text:style-name="P7"/>
          </table:table-cell>
          <table:table-cell table:style-name="Table10.H9" office:value-type="string">
            <text:p text:style-name="P7"/>
          </table:table-cell>
        </table:table-row>
        <table:table-row table:style-name="Table10.1">
          <table:table-cell table:style-name="Table10.A10" office:value-type="string">
            <text:p text:style-name="P6">Bloodlust</text:p>
          </table:table-cell>
          <table:table-cell table:style-name="Table10.B10" office:value-type="string">
            <text:p text:style-name="P6">Land Grab</text:p>
          </table:table-cell>
          <table:table-cell table:style-name="Table10.C10" office:value-type="string">
            <text:p text:style-name="P7"/>
          </table:table-cell>
          <table:table-cell table:style-name="Table10.D10" office:value-type="string">
            <text:p text:style-name="P7"/>
          </table:table-cell>
          <table:table-cell table:style-name="Table10.E10" office:value-type="string">
            <text:p text:style-name="P7"/>
          </table:table-cell>
          <table:table-cell table:style-name="Table10.F10" office:value-type="string">
            <text:p text:style-name="P7"/>
          </table:table-cell>
          <table:table-cell table:style-name="Table10.G10" office:value-type="string">
            <text:p text:style-name="P7"/>
          </table:table-cell>
          <table:table-cell table:style-name="Table10.H10" office:value-type="string">
            <text:p text:style-name="P7"/>
          </table:table-cell>
        </table:table-row>
        <table:table-row table:style-name="Table10.1">
          <table:table-cell table:style-name="Table10.A11" office:value-type="string">
            <text:p text:style-name="P6">Bloodlust</text:p>
          </table:table-cell>
          <table:table-cell table:style-name="Table10.B11" office:value-type="string">
            <text:p text:style-name="P6">Minimax</text:p>
          </table:table-cell>
          <table:table-cell table:style-name="Table10.C11" office:value-type="string">
            <text:p text:style-name="P7"/>
          </table:table-cell>
          <table:table-cell table:style-name="Table10.D11" office:value-type="string">
            <text:p text:style-name="P7"/>
          </table:table-cell>
          <table:table-cell table:style-name="Table10.E11" office:value-type="string">
            <text:p text:style-name="P7"/>
          </table:table-cell>
          <table:table-cell table:style-name="Table10.F11" office:value-type="string">
            <text:p text:style-name="P7"/>
          </table:table-cell>
          <table:table-cell table:style-name="Table10.G11" office:value-type="string">
            <text:p text:style-name="P7"/>
          </table:table-cell>
          <table:table-cell table:style-name="Table10.H11" office:value-type="string">
            <text:p text:style-name="P7"/>
          </table:table-cell>
        </table:table-row>
        <table:table-row table:style-name="Table10.1">
          <table:table-cell table:style-name="Table10.A12" office:value-type="string">
            <text:p text:style-name="P6">Self Preservation</text:p>
          </table:table-cell>
          <table:table-cell table:style-name="Table10.B12" office:value-type="string">
            <text:p text:style-name="P6">Random</text:p>
          </table:table-cell>
          <table:table-cell table:style-name="Table10.C12" office:value-type="string">
            <text:p text:style-name="P7"/>
          </table:table-cell>
          <table:table-cell table:style-name="Table10.D12" office:value-type="string">
            <text:p text:style-name="P7"/>
          </table:table-cell>
          <table:table-cell table:style-name="Table10.E12" office:value-type="string">
            <text:p text:style-name="P7"/>
          </table:table-cell>
          <table:table-cell table:style-name="Table10.F12" office:value-type="string">
            <text:p text:style-name="P7"/>
          </table:table-cell>
          <table:table-cell table:style-name="Table10.G12" office:value-type="string">
            <text:p text:style-name="P7"/>
          </table:table-cell>
          <table:table-cell table:style-name="Table10.H12" office:value-type="string">
            <text:p text:style-name="P7"/>
          </table:table-cell>
        </table:table-row>
        <table:table-row table:style-name="Table10.1">
          <table:table-cell table:style-name="Table10.A13" office:value-type="string">
            <text:p text:style-name="P6">Self Preservation</text:p>
          </table:table-cell>
          <table:table-cell table:style-name="Table10.B13" office:value-type="string">
            <text:p text:style-name="P6">Bloodlust</text:p>
          </table:table-cell>
          <table:table-cell table:style-name="Table10.C13" office:value-type="string">
            <text:p text:style-name="P7"/>
          </table:table-cell>
          <table:table-cell table:style-name="Table10.D13" office:value-type="string">
            <text:p text:style-name="P7"/>
          </table:table-cell>
          <table:table-cell table:style-name="Table10.E13" office:value-type="string">
            <text:p text:style-name="P7"/>
          </table:table-cell>
          <table:table-cell table:style-name="Table10.F13" office:value-type="string">
            <text:p text:style-name="P7"/>
          </table:table-cell>
          <table:table-cell table:style-name="Table10.G13" office:value-type="string">
            <text:p text:style-name="P7"/>
          </table:table-cell>
          <table:table-cell table:style-name="Table10.H13" office:value-type="string">
            <text:p text:style-name="P7"/>
          </table:table-cell>
        </table:table-row>
        <table:table-row table:style-name="Table10.1">
          <table:table-cell table:style-name="Table10.A14" office:value-type="string">
            <text:p text:style-name="P6">Self Preservation</text:p>
          </table:table-cell>
          <table:table-cell table:style-name="Table10.B14" office:value-type="string">
            <text:p text:style-name="P6">Self Preservation</text:p>
          </table:table-cell>
          <table:table-cell table:style-name="Table10.C14" office:value-type="string">
            <text:p text:style-name="P7"/>
          </table:table-cell>
          <table:table-cell table:style-name="Table10.D14" office:value-type="string">
            <text:p text:style-name="P7"/>
          </table:table-cell>
          <table:table-cell table:style-name="Table10.E14" office:value-type="string">
            <text:p text:style-name="P7"/>
          </table:table-cell>
          <table:table-cell table:style-name="Table10.F14" office:value-type="string">
            <text:p text:style-name="P7"/>
          </table:table-cell>
          <table:table-cell table:style-name="Table10.G14" office:value-type="string">
            <text:p text:style-name="P7"/>
          </table:table-cell>
          <table:table-cell table:style-name="Table10.H14" office:value-type="string">
            <text:p text:style-name="P7"/>
          </table:table-cell>
        </table:table-row>
        <table:table-row table:style-name="Table10.1">
          <table:table-cell table:style-name="Table10.A15" office:value-type="string">
            <text:p text:style-name="P6">Self Preservation</text:p>
          </table:table-cell>
          <table:table-cell table:style-name="Table10.B15" office:value-type="string">
            <text:p text:style-name="P6">Land Grab</text:p>
          </table:table-cell>
          <table:table-cell table:style-name="Table10.C15" office:value-type="string">
            <text:p text:style-name="P7"/>
          </table:table-cell>
          <table:table-cell table:style-name="Table10.D15" office:value-type="string">
            <text:p text:style-name="P7"/>
          </table:table-cell>
          <table:table-cell table:style-name="Table10.E15" office:value-type="string">
            <text:p text:style-name="P7"/>
          </table:table-cell>
          <table:table-cell table:style-name="Table10.F15" office:value-type="string">
            <text:p text:style-name="P7"/>
          </table:table-cell>
          <table:table-cell table:style-name="Table10.G15" office:value-type="string">
            <text:p text:style-name="P7"/>
          </table:table-cell>
          <table:table-cell table:style-name="Table10.H15" office:value-type="string">
            <text:p text:style-name="P7"/>
          </table:table-cell>
        </table:table-row>
        <table:table-row table:style-name="Table10.1">
          <table:table-cell table:style-name="Table10.A16" office:value-type="string">
            <text:p text:style-name="P6">Self Preservation</text:p>
          </table:table-cell>
          <table:table-cell table:style-name="Table10.B16" office:value-type="string">
            <text:p text:style-name="P6">Minimax</text:p>
          </table:table-cell>
          <table:table-cell table:style-name="Table10.C16" office:value-type="string">
            <text:p text:style-name="P7"/>
          </table:table-cell>
          <table:table-cell table:style-name="Table10.D16" office:value-type="string">
            <text:p text:style-name="P7"/>
          </table:table-cell>
          <table:table-cell table:style-name="Table10.E16" office:value-type="string">
            <text:p text:style-name="P7"/>
          </table:table-cell>
          <table:table-cell table:style-name="Table10.F16" office:value-type="string">
            <text:p text:style-name="P7"/>
          </table:table-cell>
          <table:table-cell table:style-name="Table10.G16" office:value-type="string">
            <text:p text:style-name="P7"/>
          </table:table-cell>
          <table:table-cell table:style-name="Table10.H16" office:value-type="string">
            <text:p text:style-name="P7"/>
          </table:table-cell>
        </table:table-row>
        <table:table-row table:style-name="Table10.1">
          <table:table-cell table:style-name="Table10.A17" office:value-type="string">
            <text:p text:style-name="P6">Land Grab</text:p>
          </table:table-cell>
          <table:table-cell table:style-name="Table10.B17" office:value-type="string">
            <text:p text:style-name="P6">Random</text:p>
          </table:table-cell>
          <table:table-cell table:style-name="Table10.C17" office:value-type="string">
            <text:p text:style-name="P7"/>
          </table:table-cell>
          <table:table-cell table:style-name="Table10.D17" office:value-type="string">
            <text:p text:style-name="P7"/>
          </table:table-cell>
          <table:table-cell table:style-name="Table10.E17" office:value-type="string">
            <text:p text:style-name="P7"/>
          </table:table-cell>
          <table:table-cell table:style-name="Table10.F17" office:value-type="string">
            <text:p text:style-name="P7"/>
          </table:table-cell>
          <table:table-cell table:style-name="Table10.G17" office:value-type="string">
            <text:p text:style-name="P7"/>
          </table:table-cell>
          <table:table-cell table:style-name="Table10.H17" office:value-type="string">
            <text:p text:style-name="P7"/>
          </table:table-cell>
        </table:table-row>
        <table:table-row table:style-name="Table10.1">
          <table:table-cell table:style-name="Table10.A18" office:value-type="string">
            <text:p text:style-name="P6">Land Grab</text:p>
          </table:table-cell>
          <table:table-cell table:style-name="Table10.B18" office:value-type="string">
            <text:p text:style-name="P6">Bloodlust</text:p>
          </table:table-cell>
          <table:table-cell table:style-name="Table10.C18" office:value-type="string">
            <text:p text:style-name="P7"/>
          </table:table-cell>
          <table:table-cell table:style-name="Table10.D18" office:value-type="string">
            <text:p text:style-name="P7"/>
          </table:table-cell>
          <table:table-cell table:style-name="Table10.E18" office:value-type="string">
            <text:p text:style-name="P7"/>
          </table:table-cell>
          <table:table-cell table:style-name="Table10.F18" office:value-type="string">
            <text:p text:style-name="P7"/>
          </table:table-cell>
          <table:table-cell table:style-name="Table10.G18" office:value-type="string">
            <text:p text:style-name="P7"/>
          </table:table-cell>
          <table:table-cell table:style-name="Table10.H18" office:value-type="string">
            <text:p text:style-name="P7"/>
          </table:table-cell>
        </table:table-row>
        <table:table-row table:style-name="Table10.1">
          <table:table-cell table:style-name="Table10.A19" office:value-type="string">
            <text:p text:style-name="P6">Land Grab</text:p>
          </table:table-cell>
          <table:table-cell table:style-name="Table10.B19" office:value-type="string">
            <text:p text:style-name="P6">Self Preservation</text:p>
          </table:table-cell>
          <table:table-cell table:style-name="Table10.C19" office:value-type="string">
            <text:p text:style-name="P7"/>
          </table:table-cell>
          <table:table-cell table:style-name="Table10.D19" office:value-type="string">
            <text:p text:style-name="P7"/>
          </table:table-cell>
          <table:table-cell table:style-name="Table10.E19" office:value-type="string">
            <text:p text:style-name="P7"/>
          </table:table-cell>
          <table:table-cell table:style-name="Table10.F19" office:value-type="string">
            <text:p text:style-name="P7"/>
          </table:table-cell>
          <table:table-cell table:style-name="Table10.G19" office:value-type="string">
            <text:p text:style-name="P7"/>
          </table:table-cell>
          <table:table-cell table:style-name="Table10.H19" office:value-type="string">
            <text:p text:style-name="P7"/>
          </table:table-cell>
        </table:table-row>
        <table:table-row table:style-name="Table10.1">
          <table:table-cell table:style-name="Table10.A20" office:value-type="string">
            <text:p text:style-name="P6">Land Grab</text:p>
          </table:table-cell>
          <table:table-cell table:style-name="Table10.B20" office:value-type="string">
            <text:p text:style-name="P6">Land Grab</text:p>
          </table:table-cell>
          <table:table-cell table:style-name="Table10.C20" office:value-type="string">
            <text:p text:style-name="P7"/>
          </table:table-cell>
          <table:table-cell table:style-name="Table10.D20" office:value-type="string">
            <text:p text:style-name="P7"/>
          </table:table-cell>
          <table:table-cell table:style-name="Table10.E20" office:value-type="string">
            <text:p text:style-name="P7"/>
          </table:table-cell>
          <table:table-cell table:style-name="Table10.F20" office:value-type="string">
            <text:p text:style-name="P7"/>
          </table:table-cell>
          <table:table-cell table:style-name="Table10.G20" office:value-type="string">
            <text:p text:style-name="P7"/>
          </table:table-cell>
          <table:table-cell table:style-name="Table10.H20" office:value-type="string">
            <text:p text:style-name="P7"/>
          </table:table-cell>
        </table:table-row>
        <table:table-row table:style-name="Table10.1">
          <table:table-cell table:style-name="Table10.A21" office:value-type="string">
            <text:p text:style-name="P6">Land Grab</text:p>
          </table:table-cell>
          <table:table-cell table:style-name="Table10.B21" office:value-type="string">
            <text:p text:style-name="P6">Minimax</text:p>
          </table:table-cell>
          <table:table-cell table:style-name="Table10.C21" office:value-type="string">
            <text:p text:style-name="P7"/>
          </table:table-cell>
          <table:table-cell table:style-name="Table10.D21" office:value-type="string">
            <text:p text:style-name="P7"/>
          </table:table-cell>
          <table:table-cell table:style-name="Table10.E21" office:value-type="string">
            <text:p text:style-name="P7"/>
          </table:table-cell>
          <table:table-cell table:style-name="Table10.F21" office:value-type="string">
            <text:p text:style-name="P7"/>
          </table:table-cell>
          <table:table-cell table:style-name="Table10.G21" office:value-type="string">
            <text:p text:style-name="P7"/>
          </table:table-cell>
          <table:table-cell table:style-name="Table10.H21" office:value-type="string">
            <text:p text:style-name="P7"/>
          </table:table-cell>
        </table:table-row>
        <table:table-row table:style-name="Table10.1">
          <table:table-cell table:style-name="Table10.A22" office:value-type="string">
            <text:p text:style-name="P6">Minimax</text:p>
          </table:table-cell>
          <table:table-cell table:style-name="Table10.B22" office:value-type="string">
            <text:p text:style-name="P6">Random</text:p>
          </table:table-cell>
          <table:table-cell table:style-name="Table10.C22" office:value-type="string">
            <text:p text:style-name="P7"/>
          </table:table-cell>
          <table:table-cell table:style-name="Table10.D22" office:value-type="string">
            <text:p text:style-name="P7"/>
          </table:table-cell>
          <table:table-cell table:style-name="Table10.E22" office:value-type="string">
            <text:p text:style-name="P7"/>
          </table:table-cell>
          <table:table-cell table:style-name="Table10.F22" office:value-type="string">
            <text:p text:style-name="P7"/>
          </table:table-cell>
          <table:table-cell table:style-name="Table10.G22" office:value-type="string">
            <text:p text:style-name="P7"/>
          </table:table-cell>
          <table:table-cell table:style-name="Table10.H22" office:value-type="string">
            <text:p text:style-name="P7"/>
          </table:table-cell>
        </table:table-row>
        <table:table-row table:style-name="Table10.1">
          <table:table-cell table:style-name="Table10.A23" office:value-type="string">
            <text:p text:style-name="P6">Minimax</text:p>
          </table:table-cell>
          <table:table-cell table:style-name="Table10.B23" office:value-type="string">
            <text:p text:style-name="P6">Bloodlust</text:p>
          </table:table-cell>
          <table:table-cell table:style-name="Table10.C23" office:value-type="string">
            <text:p text:style-name="P7"/>
          </table:table-cell>
          <table:table-cell table:style-name="Table10.D23" office:value-type="string">
            <text:p text:style-name="P7"/>
          </table:table-cell>
          <table:table-cell table:style-name="Table10.E23" office:value-type="string">
            <text:p text:style-name="P7"/>
          </table:table-cell>
          <table:table-cell table:style-name="Table10.F23" office:value-type="string">
            <text:p text:style-name="P7"/>
          </table:table-cell>
          <table:table-cell table:style-name="Table10.G23" office:value-type="string">
            <text:p text:style-name="P7"/>
          </table:table-cell>
          <table:table-cell table:style-name="Table10.H23" office:value-type="string">
            <text:p text:style-name="P7"/>
          </table:table-cell>
        </table:table-row>
        <table:table-row table:style-name="Table10.1">
          <table:table-cell table:style-name="Table10.A24" office:value-type="string">
            <text:p text:style-name="P6">Minimax</text:p>
          </table:table-cell>
          <table:table-cell table:style-name="Table10.B24" office:value-type="string">
            <text:p text:style-name="P6">Self Preservation</text:p>
          </table:table-cell>
          <table:table-cell table:style-name="Table10.C24" office:value-type="string">
            <text:p text:style-name="P7"/>
          </table:table-cell>
          <table:table-cell table:style-name="Table10.D24" office:value-type="string">
            <text:p text:style-name="P7"/>
          </table:table-cell>
          <table:table-cell table:style-name="Table10.E24" office:value-type="string">
            <text:p text:style-name="P7"/>
          </table:table-cell>
          <table:table-cell table:style-name="Table10.F24" office:value-type="string">
            <text:p text:style-name="P7"/>
          </table:table-cell>
          <table:table-cell table:style-name="Table10.G24" office:value-type="string">
            <text:p text:style-name="P7"/>
          </table:table-cell>
          <table:table-cell table:style-name="Table10.H24" office:value-type="string">
            <text:p text:style-name="P7"/>
          </table:table-cell>
        </table:table-row>
        <table:table-row table:style-name="Table10.1">
          <table:table-cell table:style-name="Table10.A25" office:value-type="string">
            <text:p text:style-name="P6">Minimax</text:p>
          </table:table-cell>
          <table:table-cell table:style-name="Table10.B25" office:value-type="string">
            <text:p text:style-name="P6">Land Grab</text:p>
          </table:table-cell>
          <table:table-cell table:style-name="Table10.C25" office:value-type="string">
            <text:p text:style-name="P7"/>
          </table:table-cell>
          <table:table-cell table:style-name="Table10.D25" office:value-type="string">
            <text:p text:style-name="P7"/>
          </table:table-cell>
          <table:table-cell table:style-name="Table10.E25" office:value-type="string">
            <text:p text:style-name="P7"/>
          </table:table-cell>
          <table:table-cell table:style-name="Table10.F25" office:value-type="string">
            <text:p text:style-name="P7"/>
          </table:table-cell>
          <table:table-cell table:style-name="Table10.G25" office:value-type="string">
            <text:p text:style-name="P7"/>
          </table:table-cell>
          <table:table-cell table:style-name="Table10.H25" office:value-type="string">
            <text:p text:style-name="P7"/>
          </table:table-cell>
        </table:table-row>
        <table:table-row table:style-name="Table10.1">
          <table:table-cell table:style-name="Table10.A26" office:value-type="string">
            <text:p text:style-name="P6">Minimax</text:p>
          </table:table-cell>
          <table:table-cell table:style-name="Table10.B26" office:value-type="string">
            <text:p text:style-name="P6">Minimax</text:p>
          </table:table-cell>
          <table:table-cell table:style-name="Table10.C26" office:value-type="string">
            <text:p text:style-name="P7"/>
          </table:table-cell>
          <table:table-cell table:style-name="Table10.D26" office:value-type="string">
            <text:p text:style-name="P7"/>
          </table:table-cell>
          <table:table-cell table:style-name="Table10.E26" office:value-type="string">
            <text:p text:style-name="P7"/>
          </table:table-cell>
          <table:table-cell table:style-name="Table10.F26" office:value-type="string">
            <text:p text:style-name="P7"/>
          </table:table-cell>
          <table:table-cell table:style-name="Table10.G26" office:value-type="string">
            <text:p text:style-name="P7"/>
          </table:table-cell>
          <table:table-cell table:style-name="Table10.H26" office:value-type="string">
            <text:p text:style-name="P7"/>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Endnote_20_Text_20_Char" style:display-name="Endnote Text Char" style:family="text"/>
    <style:style style:name="Endnote_20_Symbol" style:display-name="Endnote Symbol" style:family="text">
      <style:text-properties style:text-position="super 58%"/>
    </style:style>
    <style:style style:name="Footnote_20_Text_20_Char" style:display-name="Footnote Text Ch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1-02-05T17:30:00</meta:creation-date>
    <dc:creator>Giulio Mecocci</dc:creator>
    <dc:date>2013-03-07T23:15:30</dc:date>
    <meta:print-date>2012-02-07T20:30:00</meta:print-date>
    <meta:editing-cycles>45</meta:editing-cycles>
    <meta:editing-duration>PT1H59M46S</meta:editing-duration>
    <meta:generator>LibreOffice/3.5$Linux_X86_64 LibreOffice_project/350m1$Build-2</meta:generator>
    <meta:document-statistic meta:table-count="10" meta:image-count="0" meta:object-count="0" meta:page-count="7" meta:paragraph-count="351" meta:word-count="2127" meta:character-count="12355" meta:non-whitespace-character-count="10541"/>
    <meta:user-defined meta:name="Info 1"/>
    <meta:user-defined meta:name="Info 2"/>
    <meta:user-defined meta:name="Info 3"/>
    <meta:user-defined meta:name="Info 4"/>
  </office:meta>
</office:document-meta>
</file>